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Standard">
      <style:paragraph-properties fo:text-align="center" style:justify-single-word="false"/>
      <style:text-properties officeooo:rsid="057aae1d" officeooo:paragraph-rsid="057aae1d"/>
    </style:style>
    <style:style style:name="P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6" style:family="paragraph" style:parent-style-name="Example_20_Header">
      <style:text-properties officeooo:paragraph-rsid="0ce95318"/>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9" style:family="paragraph" style:parent-style-name="Standard">
      <style:paragraph-properties fo:text-align="center" style:justify-single-word="false"/>
      <style:text-properties fo:font-size="22pt" officeooo:rsid="1871655b" officeooo:paragraph-rsid="178cc025" style:font-size-asian="22pt" style:font-size-complex="22pt"/>
    </style:style>
    <style:style style:name="P10" style:family="paragraph" style:parent-style-name="Heading_20_1">
      <style:text-properties officeooo:paragraph-rsid="178cc025"/>
    </style:style>
    <style:style style:name="P11" style:family="paragraph" style:parent-style-name="Heading_20_1">
      <style:paragraph-properties fo:break-before="page"/>
      <style:text-properties officeooo:paragraph-rsid="178cc025"/>
    </style:style>
    <style:style style:name="P12" style:family="paragraph" style:parent-style-name="Heading_20_2">
      <style:text-properties officeooo:paragraph-rsid="178cc025"/>
    </style:style>
    <style:style style:name="P13" style:family="paragraph" style:parent-style-name="Heading_20_3">
      <style:text-properties officeooo:paragraph-rsid="178cc025"/>
    </style:style>
    <style:style style:name="P14" style:family="paragraph" style:parent-style-name="Text_20_body" style:master-page-name="Standard">
      <style:paragraph-properties fo:text-align="end" style:justify-single-word="false" style:page-number="auto"/>
    </style:style>
    <style:style style:name="P15" style:family="paragraph" style:parent-style-name="Text_20_body" style:list-style-name="L68">
      <style:text-properties officeooo:paragraph-rsid="178cc025"/>
    </style:style>
    <style:style style:name="P16" style:family="paragraph" style:parent-style-name="Text_20_body">
      <style:text-properties officeooo:rsid="15ada6d0" officeooo:paragraph-rsid="178cc025"/>
    </style:style>
    <style:style style:name="P17" style:family="paragraph" style:parent-style-name="Text_20_body">
      <style:text-properties officeooo:rsid="15d3896d" officeooo:paragraph-rsid="178cc025"/>
    </style:style>
    <style:style style:name="P18" style:family="paragraph" style:parent-style-name="Text_20_body">
      <style:text-properties officeooo:paragraph-rsid="178cc025"/>
    </style:style>
    <style:style style:name="P19" style:family="paragraph" style:parent-style-name="Text_20_body">
      <style:text-properties officeooo:paragraph-rsid="178fc847"/>
    </style:style>
    <style:style style:name="P20" style:family="paragraph" style:parent-style-name="Text_20_body">
      <style:paragraph-properties fo:margin-top="0cm" fo:margin-bottom="0.4cm" loext:contextual-spacing="false"/>
      <style:text-properties officeooo:paragraph-rsid="178cc025"/>
    </style:style>
    <style:style style:name="P21" style:family="paragraph" style:parent-style-name="Text_20_Body_20_Full_20_Page">
      <style:text-properties officeooo:paragraph-rsid="178cc025"/>
    </style:style>
    <style:style style:name="P22" style:family="paragraph" style:parent-style-name="Text_20_Body_20_Full_20_Page">
      <style:text-properties officeooo:paragraph-rsid="17aaa361"/>
    </style:style>
    <style:style style:name="P23" style:family="paragraph" style:parent-style-name="Contents_20_2">
      <style:paragraph-properties>
        <style:tab-stops>
          <style:tab-stop style:position="14.801cm" style:type="right" style:leader-style="dotted" style:leader-text="."/>
        </style:tab-stops>
      </style:paragraph-properties>
    </style:style>
    <style:style style:name="P24" style:family="paragraph" style:parent-style-name="Contents_20_1">
      <style:paragraph-properties>
        <style:tab-stops>
          <style:tab-stop style:position="14.801cm" style:type="right" style:leader-style="dotted" style:leader-text="."/>
        </style:tab-stops>
      </style:paragraph-properties>
    </style:style>
    <style:style style:name="P25" style:family="paragraph" style:parent-style-name="Short_20_List">
      <style:text-properties officeooo:rsid="15ada6d0" officeooo:paragraph-rsid="178cc025"/>
    </style:style>
    <style:style style:name="P26" style:family="paragraph" style:parent-style-name="Short_20_List">
      <style:text-properties officeooo:paragraph-rsid="178cc025"/>
    </style:style>
    <style:style style:name="T1" style:family="text">
      <style:text-properties style:text-line-through-style="none" style:text-line-through-type="none" style:text-underline-style="none" officeooo:rsid="002eb51a"/>
    </style:style>
    <style:style style:name="T2" style:family="text">
      <style:text-properties fo:language="cs" fo:country="CZ" fo:font-style="normal" fo:font-weight="normal" officeooo:rsid="17faff44" style:font-style-asian="normal" style:font-weight-asian="normal" style:font-style-complex="normal" style:font-weight-complex="normal"/>
    </style:style>
    <style:style style:name="T3" style:family="text">
      <style:text-properties fo:language="cs" fo:country="CZ" fo:font-style="normal" fo:font-weight="normal" officeooo:rsid="17ee2259" style:font-style-asian="normal" style:font-weight-asian="normal" style:font-style-complex="normal" style:font-weight-complex="normal"/>
    </style:style>
    <style:style style:name="T4" style:family="text">
      <style:text-properties fo:language="cs" fo:country="CZ" fo:font-style="normal" fo:font-weight="normal" officeooo:rsid="17fc9fa7" style:font-style-asian="normal" style:font-weight-asian="normal" style:font-style-complex="normal" style:font-weight-complex="normal"/>
    </style:style>
    <style:style style:name="T5" style:family="text">
      <style:text-properties fo:language="cs" fo:country="CZ" fo:font-style="normal" fo:font-weight="normal" officeooo:rsid="17fb1a61" style:font-style-asian="normal" style:font-weight-asian="normal" style:font-style-complex="normal" style:font-weight-complex="normal"/>
    </style:style>
    <style:style style:name="T6" style:family="text">
      <style:text-properties fo:language="cs" fo:country="CZ" fo:font-style="normal" fo:font-weight="normal" officeooo:rsid="18052ab9" style:font-style-asian="normal" style:font-weight-asian="normal" style:font-style-complex="normal" style:font-weight-complex="normal"/>
    </style:style>
    <style:style style:name="T7" style:family="text">
      <style:text-properties fo:language="cs" fo:country="CZ" fo:font-style="normal" fo:font-weight="normal" officeooo:rsid="1816d2b6" style:font-style-asian="normal" style:font-weight-asian="normal" style:font-style-complex="normal" style:font-weight-complex="normal"/>
    </style:style>
    <style:style style:name="T8" style:family="text">
      <style:text-properties fo:language="cs" fo:country="CZ" fo:font-style="normal" fo:font-weight="normal" officeooo:rsid="1818a996" style:font-style-asian="normal" style:font-weight-asian="normal" style:font-style-complex="normal" style:font-weight-complex="normal"/>
    </style:style>
    <style:style style:name="T9" style:family="text">
      <style:text-properties fo:language="cs" fo:country="CZ" fo:font-weight="normal" officeooo:rsid="17faff44" style:font-weight-asian="normal" style:font-weight-complex="normal"/>
    </style:style>
    <style:style style:name="T10" style:family="text">
      <style:text-properties fo:language="cs" fo:country="CZ" fo:font-weight="normal" officeooo:rsid="17fb1a61" style:font-weight-asian="normal" style:font-weight-complex="normal"/>
    </style:style>
    <style:style style:name="T11" style:family="text">
      <style:text-properties fo:language="cs" fo:country="CZ" fo:font-weight="normal" officeooo:rsid="17ee2259" style:font-weight-asian="normal" style:font-weight-complex="normal"/>
    </style:style>
    <style:style style:name="T12" style:family="text">
      <style:text-properties fo:font-style="italic" fo:font-weight="normal" officeooo:rsid="17ea55c3" style:font-style-asian="italic" style:font-weight-asian="normal" style:font-style-complex="italic" style:font-weight-complex="normal"/>
    </style:style>
    <style:style style:name="T13" style:family="text">
      <style:text-properties fo:font-style="italic" fo:font-weight="normal" officeooo:rsid="17f55b09" style:font-style-asian="italic" style:font-weight-asian="normal" style:font-style-complex="italic" style:font-weight-complex="normal"/>
    </style:style>
    <style:style style:name="T14" style:family="text">
      <style:text-properties fo:font-style="italic" fo:font-weight="normal" officeooo:rsid="17ead9ba" style:font-style-asian="italic" style:font-weight-asian="normal" style:font-style-complex="italic" style:font-weight-complex="normal"/>
    </style:style>
    <style:style style:name="T15" style:family="text">
      <style:text-properties fo:font-style="italic" fo:font-weight="normal" officeooo:rsid="17a7aa12" style:font-style-asian="italic" style:font-weight-asian="normal" style:font-style-complex="italic" style:font-weight-complex="normal"/>
    </style:style>
    <style:style style:name="T16" style:family="text">
      <style:text-properties fo:font-style="italic" fo:font-weight="normal" officeooo:rsid="1823ad17" style:font-style-asian="italic" style:font-weight-asian="normal" style:font-style-complex="italic" style:font-weight-complex="normal"/>
    </style:style>
    <style:style style:name="T17" style:family="text">
      <style:text-properties fo:font-style="italic" fo:font-weight="normal" officeooo:rsid="17e6bded" style:font-style-asian="italic" style:font-weight-asian="normal" style:font-style-complex="italic" style:font-weight-complex="normal"/>
    </style:style>
    <style:style style:name="T18" style:family="text">
      <style:text-properties fo:font-style="italic" fo:font-weight="normal" officeooo:rsid="1821727c" style:font-style-asian="italic" style:font-weight-asian="normal" style:font-style-complex="italic" style:font-weight-complex="normal"/>
    </style:style>
    <style:style style:name="T19" style:family="text">
      <style:text-properties fo:font-style="italic" fo:font-weight="normal" officeooo:rsid="1828e98d" style:font-style-asian="italic" style:font-weight-asian="normal" style:font-style-complex="italic" style:font-weight-complex="normal"/>
    </style:style>
    <style:style style:name="T20" style:family="text">
      <style:text-properties fo:font-style="italic" fo:font-weight="normal" officeooo:rsid="1801f059" style:font-style-asian="italic" style:font-weight-asian="normal" style:font-style-complex="italic" style:font-weight-complex="normal"/>
    </style:style>
    <style:style style:name="T21" style:family="text">
      <style:text-properties fo:font-style="italic" fo:font-weight="normal" officeooo:rsid="17a9e271" style:font-style-asian="italic" style:font-weight-asian="normal" style:font-style-complex="italic" style:font-weight-complex="normal"/>
    </style:style>
    <style:style style:name="T22" style:family="text">
      <style:text-properties fo:font-style="italic" fo:font-weight="normal" officeooo:rsid="17ec9908" style:font-style-asian="italic" style:font-weight-asian="normal" style:font-style-complex="italic" style:font-weight-complex="normal"/>
    </style:style>
    <style:style style:name="T23" style:family="text">
      <style:text-properties fo:font-style="italic" fo:font-weight="normal" officeooo:rsid="17aa846e" style:font-style-asian="italic" style:font-weight-asian="normal" style:font-style-complex="italic" style:font-weight-complex="normal"/>
    </style:style>
    <style:style style:name="T24" style:family="text">
      <style:text-properties fo:font-style="italic" fo:font-weight="normal" officeooo:rsid="18518b16" style:font-style-asian="italic" style:font-weight-asian="normal" style:font-style-complex="italic" style:font-weight-complex="normal"/>
    </style:style>
    <style:style style:name="T25" style:family="text">
      <style:text-properties fo:font-style="normal" fo:font-weight="normal" officeooo:rsid="168bc622" style:font-style-asian="normal" style:font-weight-asian="normal" style:font-style-complex="normal" style:font-weight-complex="normal"/>
    </style:style>
    <style:style style:name="T26" style:family="text">
      <style:text-properties fo:font-style="normal" fo:font-weight="normal" officeooo:rsid="168c85dd" style:font-style-asian="normal" style:font-weight-asian="normal" style:font-style-complex="normal" style:font-weight-complex="normal"/>
    </style:style>
    <style:style style:name="T27" style:family="text">
      <style:text-properties fo:font-style="normal" fo:font-weight="normal" officeooo:rsid="168d5ef9" style:font-style-asian="normal" style:font-weight-asian="normal" style:font-style-complex="normal" style:font-weight-complex="normal"/>
    </style:style>
    <style:style style:name="T28" style:family="text">
      <style:text-properties fo:font-style="normal" fo:font-weight="normal" officeooo:rsid="168e50ff" style:font-style-asian="normal" style:font-weight-asian="normal" style:font-style-complex="normal" style:font-weight-complex="normal"/>
    </style:style>
    <style:style style:name="T29" style:family="text">
      <style:text-properties fo:font-style="normal" fo:font-weight="normal" officeooo:rsid="1731a625" style:font-style-asian="normal" style:font-weight-asian="normal" style:font-style-complex="normal" style:font-weight-complex="normal"/>
    </style:style>
    <style:style style:name="T30" style:family="text">
      <style:text-properties fo:font-style="normal" fo:font-weight="normal" officeooo:rsid="1731aa83" style:font-style-asian="normal" style:font-weight-asian="normal" style:font-style-complex="normal" style:font-weight-complex="normal"/>
    </style:style>
    <style:style style:name="T31" style:family="text">
      <style:text-properties fo:font-style="normal" fo:font-weight="normal" officeooo:rsid="17fd44dd" style:font-style-asian="normal" style:font-weight-asian="normal" style:font-style-complex="normal" style:font-weight-complex="normal"/>
    </style:style>
    <style:style style:name="T32" style:family="text">
      <style:text-properties fo:font-style="normal" fo:font-weight="normal" officeooo:rsid="17f6bd07" style:font-style-asian="normal" style:font-weight-asian="normal" style:font-style-complex="normal" style:font-weight-complex="normal"/>
    </style:style>
    <style:style style:name="T33" style:family="text">
      <style:text-properties fo:font-style="normal" fo:font-weight="normal" officeooo:rsid="17f9052f" style:font-style-asian="normal" style:font-weight-asian="normal" style:font-style-complex="normal" style:font-weight-complex="normal"/>
    </style:style>
    <style:style style:name="T34" style:family="text">
      <style:text-properties fo:font-style="normal" fo:font-weight="normal" officeooo:rsid="18085c3e" style:font-style-asian="normal" style:font-weight-asian="normal" style:font-style-complex="normal" style:font-weight-complex="normal"/>
    </style:style>
    <style:style style:name="T35" style:family="text">
      <style:text-properties fo:font-style="normal" fo:font-weight="normal" officeooo:rsid="183f01a9" style:font-style-asian="normal" style:font-weight-asian="normal" style:font-style-complex="normal" style:font-weight-complex="normal"/>
    </style:style>
    <style:style style:name="T36" style:family="text">
      <style:text-properties fo:font-style="normal" fo:font-weight="normal" officeooo:rsid="17f82c6e" style:font-style-asian="normal" style:font-weight-asian="normal" style:font-style-complex="normal" style:font-weight-complex="normal"/>
    </style:style>
    <style:style style:name="T37" style:family="text">
      <style:text-properties fo:font-style="normal" fo:font-weight="normal" officeooo:rsid="182458b8" style:font-style-asian="normal" style:font-weight-asian="normal" style:font-style-complex="normal" style:font-weight-complex="normal"/>
    </style:style>
    <style:style style:name="T38" style:family="text">
      <style:text-properties fo:font-style="normal" fo:font-weight="normal" officeooo:rsid="1821db7d" style:font-style-asian="normal" style:font-weight-asian="normal" style:font-style-complex="normal" style:font-weight-complex="normal"/>
    </style:style>
    <style:style style:name="T39" style:family="text">
      <style:text-properties fo:font-style="normal" fo:font-weight="normal" officeooo:rsid="17f8a79a" style:font-style-asian="normal" style:font-weight-asian="normal" style:font-style-complex="normal" style:font-weight-complex="normal"/>
    </style:style>
    <style:style style:name="T40" style:family="text">
      <style:text-properties fo:font-style="normal" fo:font-weight="normal" officeooo:rsid="17fc9fa7" style:font-style-asian="normal" style:font-weight-asian="normal" style:font-style-complex="normal" style:font-weight-complex="normal"/>
    </style:style>
    <style:style style:name="T41" style:family="text">
      <style:text-properties fo:font-style="normal" fo:font-weight="normal" officeooo:rsid="17fd893b" style:font-style-asian="normal" style:font-weight-asian="normal" style:font-style-complex="normal" style:font-weight-complex="normal"/>
    </style:style>
    <style:style style:name="T42" style:family="text">
      <style:text-properties fo:font-style="normal" fo:font-weight="normal" officeooo:rsid="17f427a1" style:font-style-asian="normal" style:font-weight-asian="normal" style:font-style-complex="normal" style:font-weight-complex="normal"/>
    </style:style>
    <style:style style:name="T43" style:family="text">
      <style:text-properties fo:font-style="normal" fo:font-weight="normal" officeooo:rsid="17f55b09" style:font-style-asian="normal" style:font-weight-asian="normal" style:font-style-complex="normal" style:font-weight-complex="normal"/>
    </style:style>
    <style:style style:name="T44" style:family="text">
      <style:text-properties fo:font-style="normal" fo:font-weight="normal" officeooo:rsid="17fe042e" style:font-style-asian="normal" style:font-weight-asian="normal" style:font-style-complex="normal" style:font-weight-complex="normal"/>
    </style:style>
    <style:style style:name="T45" style:family="text">
      <style:text-properties fo:font-style="normal" fo:font-weight="normal" officeooo:rsid="1825fcb9" style:font-style-asian="normal" style:font-weight-asian="normal" style:font-style-complex="normal" style:font-weight-complex="normal"/>
    </style:style>
    <style:style style:name="T46" style:family="text">
      <style:text-properties fo:font-style="normal" fo:font-weight="normal" officeooo:rsid="17ff22f0" style:font-style-asian="normal" style:font-weight-asian="normal" style:font-style-complex="normal" style:font-weight-complex="normal"/>
    </style:style>
    <style:style style:name="T47" style:family="text">
      <style:text-properties fo:font-style="normal" fo:font-weight="normal" officeooo:rsid="181130a7" style:font-style-asian="normal" style:font-weight-asian="normal" style:font-style-complex="normal" style:font-weight-complex="normal"/>
    </style:style>
    <style:style style:name="T48" style:family="text">
      <style:text-properties fo:font-style="normal" fo:font-weight="normal" officeooo:rsid="1810b2fb" style:font-style-asian="normal" style:font-weight-asian="normal" style:font-style-complex="normal" style:font-weight-complex="normal"/>
    </style:style>
    <style:style style:name="T49" style:family="text">
      <style:text-properties fo:font-style="normal" fo:font-weight="normal" officeooo:rsid="1801f059" style:font-style-asian="normal" style:font-weight-asian="normal" style:font-style-complex="normal" style:font-weight-complex="normal"/>
    </style:style>
    <style:style style:name="T50" style:family="text">
      <style:text-properties fo:font-style="normal" fo:font-weight="normal" officeooo:rsid="18005eac" style:font-style-asian="normal" style:font-weight-asian="normal" style:font-style-complex="normal" style:font-weight-complex="normal"/>
    </style:style>
    <style:style style:name="T51" style:family="text">
      <style:text-properties fo:font-style="normal" fo:font-weight="normal" officeooo:rsid="1803da84" style:font-style-asian="normal" style:font-weight-asian="normal" style:font-style-complex="normal" style:font-weight-complex="normal"/>
    </style:style>
    <style:style style:name="T52" style:family="text">
      <style:text-properties fo:font-style="normal" fo:font-weight="normal" officeooo:rsid="18052ab9" style:font-style-asian="normal" style:font-weight-asian="normal" style:font-style-complex="normal" style:font-weight-complex="normal"/>
    </style:style>
    <style:style style:name="T53" style:family="text">
      <style:text-properties fo:font-style="normal" fo:font-weight="normal" officeooo:rsid="180690e3" style:font-style-asian="normal" style:font-weight-asian="normal" style:font-style-complex="normal" style:font-weight-complex="normal"/>
    </style:style>
    <style:style style:name="T54" style:family="text">
      <style:text-properties fo:font-style="normal" fo:font-weight="normal" officeooo:rsid="18082dac" style:font-style-asian="normal" style:font-weight-asian="normal" style:font-style-complex="normal" style:font-weight-complex="normal"/>
    </style:style>
    <style:style style:name="T55" style:family="text">
      <style:text-properties fo:font-style="normal" fo:font-weight="normal" officeooo:rsid="180914e8" style:font-style-asian="normal" style:font-weight-asian="normal" style:font-style-complex="normal" style:font-weight-complex="normal"/>
    </style:style>
    <style:style style:name="T56" style:family="text">
      <style:text-properties fo:font-style="normal" fo:font-weight="normal" officeooo:rsid="18263ca4" style:font-style-asian="normal" style:font-weight-asian="normal" style:font-style-complex="normal" style:font-weight-complex="normal"/>
    </style:style>
    <style:style style:name="T57" style:family="text">
      <style:text-properties fo:font-style="normal" fo:font-weight="normal" officeooo:rsid="180f0d63" style:font-style-asian="normal" style:font-weight-asian="normal" style:font-style-complex="normal" style:font-weight-complex="normal"/>
    </style:style>
    <style:style style:name="T58" style:family="text">
      <style:text-properties fo:font-style="normal" fo:font-weight="normal" officeooo:rsid="180aab0d" style:font-style-asian="normal" style:font-weight-asian="normal" style:font-style-complex="normal" style:font-weight-complex="normal"/>
    </style:style>
    <style:style style:name="T59" style:family="text">
      <style:text-properties fo:font-style="normal" fo:font-weight="normal" officeooo:rsid="180c47bf" style:font-style-asian="normal" style:font-weight-asian="normal" style:font-style-complex="normal" style:font-weight-complex="normal"/>
    </style:style>
    <style:style style:name="T60" style:family="text">
      <style:text-properties fo:font-style="normal" fo:font-weight="normal" officeooo:rsid="180e3858" style:font-style-asian="normal" style:font-weight-asian="normal" style:font-style-complex="normal" style:font-weight-complex="normal"/>
    </style:style>
    <style:style style:name="T61" style:family="text">
      <style:text-properties fo:font-style="normal" fo:font-weight="normal" officeooo:rsid="1812a3e9" style:font-style-asian="normal" style:font-weight-asian="normal" style:font-style-complex="normal" style:font-weight-complex="normal"/>
    </style:style>
    <style:style style:name="T62" style:family="text">
      <style:text-properties fo:font-style="normal" fo:font-weight="normal" officeooo:rsid="1816d2b6" style:font-style-asian="normal" style:font-weight-asian="normal" style:font-style-complex="normal" style:font-weight-complex="normal"/>
    </style:style>
    <style:style style:name="T63" style:family="text">
      <style:text-properties fo:font-style="normal" fo:font-weight="normal" officeooo:rsid="181acccf" style:font-style-asian="normal" style:font-weight-asian="normal" style:font-style-complex="normal" style:font-weight-complex="normal"/>
    </style:style>
    <style:style style:name="T64" style:family="text">
      <style:text-properties fo:font-style="normal" fo:font-weight="normal" officeooo:rsid="181c3244" style:font-style-asian="normal" style:font-weight-asian="normal" style:font-style-complex="normal" style:font-weight-complex="normal"/>
    </style:style>
    <style:style style:name="T65" style:family="text">
      <style:text-properties fo:font-style="normal" fo:font-weight="normal" officeooo:rsid="181dc6b0" style:font-style-asian="normal" style:font-weight-asian="normal" style:font-style-complex="normal" style:font-weight-complex="normal"/>
    </style:style>
    <style:style style:name="T66" style:family="text">
      <style:text-properties fo:font-style="normal" fo:font-weight="normal" officeooo:rsid="183a1f90" style:font-style-asian="normal" style:font-weight-asian="normal" style:font-style-complex="normal" style:font-weight-complex="normal"/>
    </style:style>
    <style:style style:name="T67" style:family="text">
      <style:text-properties fo:font-style="normal" fo:font-weight="normal" officeooo:rsid="181d6adb" style:font-style-asian="normal" style:font-weight-asian="normal" style:font-style-complex="normal" style:font-weight-complex="normal"/>
    </style:style>
    <style:style style:name="T68" style:family="text">
      <style:text-properties fo:font-style="normal" fo:font-weight="normal" officeooo:rsid="181cd102" style:font-style-asian="normal" style:font-weight-asian="normal" style:font-style-complex="normal" style:font-weight-complex="normal"/>
    </style:style>
    <style:style style:name="T69" style:family="text">
      <style:text-properties fo:font-style="normal" fo:font-weight="normal" officeooo:rsid="18405655" style:font-style-asian="normal" style:font-weight-asian="normal" style:font-style-complex="normal" style:font-weight-complex="normal"/>
    </style:style>
    <style:style style:name="T70" style:family="text">
      <style:text-properties fo:font-style="normal" fo:font-weight="normal" officeooo:rsid="181e796a" style:font-style-asian="normal" style:font-weight-asian="normal" style:font-style-complex="normal" style:font-weight-complex="normal"/>
    </style:style>
    <style:style style:name="T71" style:family="text">
      <style:text-properties fo:font-style="normal" fo:font-weight="normal" officeooo:rsid="181eeef8" style:font-style-asian="normal" style:font-weight-asian="normal" style:font-style-complex="normal" style:font-weight-complex="normal"/>
    </style:style>
    <style:style style:name="T72" style:family="text">
      <style:text-properties fo:font-style="normal" fo:font-weight="normal" officeooo:rsid="183017ef" style:font-style-asian="normal" style:font-weight-asian="normal" style:font-style-complex="normal" style:font-weight-complex="normal"/>
    </style:style>
    <style:style style:name="T73" style:family="text">
      <style:text-properties fo:font-style="normal" fo:font-weight="normal" officeooo:rsid="181fef61" style:font-style-asian="normal" style:font-weight-asian="normal" style:font-style-complex="normal" style:font-weight-complex="normal"/>
    </style:style>
    <style:style style:name="T74" style:family="text">
      <style:text-properties fo:font-style="normal" fo:font-weight="normal" officeooo:rsid="18310ca2" style:font-style-asian="normal" style:font-weight-asian="normal" style:font-style-complex="normal" style:font-weight-complex="normal"/>
    </style:style>
    <style:style style:name="T75" style:family="text">
      <style:text-properties fo:font-style="normal" fo:font-weight="normal" officeooo:rsid="18295771" style:font-style-asian="normal" style:font-weight-asian="normal" style:font-style-complex="normal" style:font-weight-complex="normal"/>
    </style:style>
    <style:style style:name="T76" style:family="text">
      <style:text-properties fo:font-style="normal" fo:font-weight="normal" officeooo:rsid="18216048" style:font-style-asian="normal" style:font-weight-asian="normal" style:font-style-complex="normal" style:font-weight-complex="normal"/>
    </style:style>
    <style:style style:name="T77" style:family="text">
      <style:text-properties fo:font-style="normal" fo:font-weight="normal" officeooo:rsid="182a9c4f" style:font-style-asian="normal" style:font-weight-asian="normal" style:font-style-complex="normal" style:font-weight-complex="normal"/>
    </style:style>
    <style:style style:name="T78" style:family="text">
      <style:text-properties fo:font-style="normal" fo:font-weight="normal" officeooo:rsid="182b9709" style:font-style-asian="normal" style:font-weight-asian="normal" style:font-style-complex="normal" style:font-weight-complex="normal"/>
    </style:style>
    <style:style style:name="T79" style:family="text">
      <style:text-properties fo:font-style="normal" fo:font-weight="normal" officeooo:rsid="182b57b5" style:font-style-asian="normal" style:font-weight-asian="normal" style:font-style-complex="normal" style:font-weight-complex="normal"/>
    </style:style>
    <style:style style:name="T80" style:family="text">
      <style:text-properties fo:font-style="normal" fo:font-weight="normal" officeooo:rsid="182c858e" style:font-style-asian="normal" style:font-weight-asian="normal" style:font-style-complex="normal" style:font-weight-complex="normal"/>
    </style:style>
    <style:style style:name="T81" style:family="text">
      <style:text-properties fo:font-style="normal" fo:font-weight="normal" officeooo:rsid="183201cb" style:font-style-asian="normal" style:font-weight-asian="normal" style:font-style-complex="normal" style:font-weight-complex="normal"/>
    </style:style>
    <style:style style:name="T82" style:family="text">
      <style:text-properties fo:font-style="normal" fo:font-weight="normal" officeooo:rsid="17c83170" style:font-style-asian="normal" style:font-weight-asian="normal" style:font-style-complex="normal" style:font-weight-complex="normal"/>
    </style:style>
    <style:style style:name="T83" style:family="text">
      <style:text-properties fo:font-style="normal" fo:font-weight="normal" officeooo:rsid="183a3eae" style:font-style-asian="normal" style:font-weight-asian="normal" style:font-style-complex="normal" style:font-weight-complex="normal"/>
    </style:style>
    <style:style style:name="T84" style:family="text">
      <style:text-properties fo:font-style="normal" fo:font-weight="normal" officeooo:rsid="183aeb95" style:font-style-asian="normal" style:font-weight-asian="normal" style:font-style-complex="normal" style:font-weight-complex="normal"/>
    </style:style>
    <style:style style:name="T85" style:family="text">
      <style:text-properties fo:font-style="normal" fo:font-weight="normal" officeooo:rsid="183c817f" style:font-style-asian="normal" style:font-weight-asian="normal" style:font-style-complex="normal" style:font-weight-complex="normal"/>
    </style:style>
    <style:style style:name="T86" style:family="text">
      <style:text-properties fo:font-style="normal" fo:font-weight="normal" officeooo:rsid="182e233f" style:font-style-asian="normal" style:font-weight-asian="normal" style:font-style-complex="normal" style:font-weight-complex="normal"/>
    </style:style>
    <style:style style:name="T87" style:family="text">
      <style:text-properties fo:font-style="normal" fo:font-weight="normal" officeooo:rsid="1835a520" style:font-style-asian="normal" style:font-weight-asian="normal" style:font-style-complex="normal" style:font-weight-complex="normal"/>
    </style:style>
    <style:style style:name="T88" style:family="text">
      <style:text-properties fo:font-style="normal" fo:font-weight="normal" officeooo:rsid="183d5acb" style:font-style-asian="normal" style:font-weight-asian="normal" style:font-style-complex="normal" style:font-weight-complex="normal"/>
    </style:style>
    <style:style style:name="T89" style:family="text">
      <style:text-properties fo:font-style="normal" fo:font-weight="normal" officeooo:rsid="183d74c3" style:font-style-asian="normal" style:font-weight-asian="normal" style:font-style-complex="normal" style:font-weight-complex="normal"/>
    </style:style>
    <style:style style:name="T90" style:family="text">
      <style:text-properties fo:font-style="normal" fo:font-weight="normal" officeooo:rsid="18419c37" style:font-style-asian="normal" style:font-weight-asian="normal" style:font-style-complex="normal" style:font-weight-complex="normal"/>
    </style:style>
    <style:style style:name="T91" style:family="text">
      <style:text-properties fo:font-style="normal" fo:font-weight="normal" officeooo:rsid="18420767" style:font-style-asian="normal" style:font-weight-asian="normal" style:font-style-complex="normal" style:font-weight-complex="normal"/>
    </style:style>
    <style:style style:name="T92" style:family="text">
      <style:text-properties fo:font-style="normal" fo:font-weight="normal" officeooo:rsid="18435d3e" style:font-style-asian="normal" style:font-weight-asian="normal" style:font-style-complex="normal" style:font-weight-complex="normal"/>
    </style:style>
    <style:style style:name="T93" style:family="text">
      <style:text-properties fo:font-style="normal" fo:font-weight="normal" officeooo:rsid="18454c44" style:font-style-asian="normal" style:font-weight-asian="normal" style:font-style-complex="normal" style:font-weight-complex="normal"/>
    </style:style>
    <style:style style:name="T94" style:family="text">
      <style:text-properties fo:font-style="normal" fo:font-weight="normal" officeooo:rsid="184a8983" style:font-style-asian="normal" style:font-weight-asian="normal" style:font-style-complex="normal" style:font-weight-complex="normal"/>
    </style:style>
    <style:style style:name="T95" style:family="text">
      <style:text-properties fo:font-style="normal" fo:font-weight="normal" officeooo:rsid="1733579d" style:font-style-asian="normal" style:font-weight-asian="normal" style:font-style-complex="normal" style:font-weight-complex="normal"/>
    </style:style>
    <style:style style:name="T96" style:family="text">
      <style:text-properties fo:font-style="normal" fo:font-weight="normal" officeooo:rsid="184b39da" style:font-style-asian="normal" style:font-weight-asian="normal" style:font-style-complex="normal" style:font-weight-complex="normal"/>
    </style:style>
    <style:style style:name="T97" style:family="text">
      <style:text-properties fo:font-style="normal" fo:font-weight="normal" officeooo:rsid="185e277e" style:font-style-asian="normal" style:font-weight-asian="normal" style:font-style-complex="normal" style:font-weight-complex="normal"/>
    </style:style>
    <style:style style:name="T98" style:family="text">
      <style:text-properties fo:font-style="normal" fo:font-weight="normal" officeooo:rsid="185fe0ff" style:font-style-asian="normal" style:font-weight-asian="normal" style:font-style-complex="normal" style:font-weight-complex="normal"/>
    </style:style>
    <style:style style:name="T99" style:family="text">
      <style:text-properties fo:font-style="normal" fo:font-weight="normal" officeooo:rsid="1849dba6" style:font-style-asian="normal" style:font-weight-asian="normal" style:font-style-complex="normal" style:font-weight-complex="normal"/>
    </style:style>
    <style:style style:name="T100" style:family="text">
      <style:text-properties fo:font-style="normal" fo:font-weight="normal" officeooo:rsid="18618d35" style:font-style-asian="normal" style:font-weight-asian="normal" style:font-style-complex="normal" style:font-weight-complex="normal"/>
    </style:style>
    <style:style style:name="T101" style:family="text">
      <style:text-properties fo:font-style="normal" fo:font-weight="normal" officeooo:rsid="18654032" style:font-style-asian="normal" style:font-weight-asian="normal" style:font-style-complex="normal" style:font-weight-complex="normal"/>
    </style:style>
    <style:style style:name="T102" style:family="text">
      <style:text-properties fo:font-style="normal" fo:font-weight="normal" officeooo:rsid="1866ca88" style:font-style-asian="normal" style:font-weight-asian="normal" style:font-style-complex="normal" style:font-weight-complex="normal"/>
    </style:style>
    <style:style style:name="T103" style:family="text">
      <style:text-properties fo:font-style="normal" fo:font-weight="normal" officeooo:rsid="18647e08" style:font-style-asian="normal" style:font-weight-asian="normal" style:font-style-complex="normal" style:font-weight-complex="normal"/>
    </style:style>
    <style:style style:name="T104" style:family="text">
      <style:text-properties fo:font-style="normal" fo:font-weight="normal" officeooo:rsid="18489294" style:font-style-asian="normal" style:font-weight-asian="normal" style:font-style-complex="normal" style:font-weight-complex="normal"/>
    </style:style>
    <style:style style:name="T105" style:family="text">
      <style:text-properties fo:font-style="normal" fo:font-weight="normal" officeooo:rsid="18632c67" style:font-style-asian="normal" style:font-weight-asian="normal" style:font-style-complex="normal" style:font-weight-complex="normal"/>
    </style:style>
    <style:style style:name="T106" style:family="text">
      <style:text-properties fo:font-style="normal" fo:font-weight="normal" officeooo:rsid="18680439" style:font-style-asian="normal" style:font-weight-asian="normal" style:font-style-complex="normal" style:font-weight-complex="normal"/>
    </style:style>
    <style:style style:name="T107" style:family="text">
      <style:text-properties fo:font-style="normal" fo:font-weight="normal" officeooo:rsid="184f7325" style:font-style-asian="normal" style:font-weight-asian="normal" style:font-style-complex="normal" style:font-weight-complex="normal"/>
    </style:style>
    <style:style style:name="T108" style:family="text">
      <style:text-properties fo:font-style="normal" fo:font-weight="normal" officeooo:rsid="1853e7b0" style:font-style-asian="normal" style:font-weight-asian="normal" style:font-style-complex="normal" style:font-weight-complex="normal"/>
    </style:style>
    <style:style style:name="T109" style:family="text">
      <style:text-properties fo:font-style="normal" fo:font-weight="normal" officeooo:rsid="18552843" style:font-style-asian="normal" style:font-weight-asian="normal" style:font-style-complex="normal" style:font-weight-complex="normal"/>
    </style:style>
    <style:style style:name="T110" style:family="text">
      <style:text-properties fo:font-style="normal" fo:font-weight="normal" officeooo:rsid="17c9f3c1" style:font-style-asian="normal" style:font-weight-asian="normal" style:font-style-complex="normal" style:font-weight-complex="normal"/>
    </style:style>
    <style:style style:name="T111" style:family="text">
      <style:text-properties fo:font-style="normal" fo:font-weight="normal" officeooo:rsid="17ca662c" style:font-style-asian="normal" style:font-weight-asian="normal" style:font-style-complex="normal" style:font-weight-complex="normal"/>
    </style:style>
    <style:style style:name="T112" style:family="text">
      <style:text-properties fo:font-style="normal" fo:font-weight="normal" officeooo:rsid="184ddb98" style:font-style-asian="normal" style:font-weight-asian="normal" style:font-style-complex="normal" style:font-weight-complex="normal"/>
    </style:style>
    <style:style style:name="T113" style:family="text">
      <style:text-properties fo:font-style="normal" fo:font-weight="normal" officeooo:rsid="1850ec07" style:font-style-asian="normal" style:font-weight-asian="normal" style:font-style-complex="normal" style:font-weight-complex="normal"/>
    </style:style>
    <style:style style:name="T114" style:family="text">
      <style:text-properties fo:font-style="normal" fo:font-weight="normal" officeooo:rsid="1855ddef" style:font-style-asian="normal" style:font-weight-asian="normal" style:font-style-complex="normal" style:font-weight-complex="normal"/>
    </style:style>
    <style:style style:name="T115" style:family="text">
      <style:text-properties fo:font-style="normal" fo:font-weight="normal" officeooo:rsid="18534f94" style:font-style-asian="normal" style:font-weight-asian="normal" style:font-style-complex="normal" style:font-weight-complex="normal"/>
    </style:style>
    <style:style style:name="T116" style:family="text">
      <style:text-properties fo:font-style="normal" fo:font-weight="normal" officeooo:rsid="1859165d" style:font-style-asian="normal" style:font-weight-asian="normal" style:font-style-complex="normal" style:font-weight-complex="normal"/>
    </style:style>
    <style:style style:name="T117" style:family="text">
      <style:text-properties fo:font-style="normal" fo:font-weight="normal" officeooo:rsid="185ac5ce" style:font-style-asian="normal" style:font-weight-asian="normal" style:font-style-complex="normal" style:font-weight-complex="normal"/>
    </style:style>
    <style:style style:name="T118" style:family="text">
      <style:text-properties fo:font-style="normal" fo:font-weight="normal" officeooo:rsid="185b3820" style:font-style-asian="normal" style:font-weight-asian="normal" style:font-style-complex="normal" style:font-weight-complex="normal"/>
    </style:style>
    <style:style style:name="T119" style:family="text">
      <style:text-properties fo:font-style="normal" fo:font-weight="normal" officeooo:rsid="185d1201" style:font-style-asian="normal" style:font-weight-asian="normal" style:font-style-complex="normal" style:font-weight-complex="normal"/>
    </style:style>
    <style:style style:name="T120" style:family="text">
      <style:text-properties fo:font-style="normal" fo:font-weight="normal" officeooo:rsid="18576191" style:font-style-asian="normal" style:font-weight-asian="normal" style:font-style-complex="normal" style:font-weight-complex="normal"/>
    </style:style>
    <style:style style:name="T121" style:family="text">
      <style:text-properties fo:font-style="normal" fo:font-weight="normal" officeooo:rsid="185d4d68" style:font-style-asian="normal" style:font-weight-asian="normal" style:font-style-complex="normal" style:font-weight-complex="normal"/>
    </style:style>
    <style:style style:name="T122" style:family="text">
      <style:text-properties fo:font-style="normal" fo:font-weight="normal" officeooo:rsid="17c9ba81" style:font-style-asian="normal" style:font-weight-asian="normal" style:font-style-complex="normal" style:font-weight-complex="normal"/>
    </style:style>
    <style:style style:name="T123" style:family="text">
      <style:text-properties fo:font-style="normal" style:text-underline-style="none" fo:font-weight="normal" officeooo:rsid="1801f059" style:font-style-asian="normal" style:font-weight-asian="normal" style:font-style-complex="normal"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1516b7c9" style:font-weight-asian="normal" style:font-weight-complex="normal"/>
    </style:style>
    <style:style style:name="T126" style:family="text">
      <style:text-properties fo:font-weight="normal" officeooo:rsid="17e883b3" style:font-weight-asian="normal" style:font-weight-complex="normal"/>
    </style:style>
    <style:style style:name="T127" style:family="text">
      <style:text-properties fo:font-weight="normal" officeooo:rsid="1519af41" style:font-weight-asian="normal" style:font-weight-complex="normal"/>
    </style:style>
    <style:style style:name="T128" style:family="text">
      <style:text-properties fo:font-weight="normal" officeooo:rsid="1517f782" style:font-weight-asian="normal" style:font-weight-complex="normal"/>
    </style:style>
    <style:style style:name="T129" style:family="text">
      <style:text-properties fo:font-weight="normal" officeooo:rsid="15210cf5" style:font-weight-asian="normal" style:font-weight-complex="normal"/>
    </style:style>
    <style:style style:name="T130" style:family="text">
      <style:text-properties fo:font-weight="normal" officeooo:rsid="151a157a" style:font-weight-asian="normal" style:font-weight-complex="normal"/>
    </style:style>
    <style:style style:name="T131" style:family="text">
      <style:text-properties fo:font-weight="normal" officeooo:rsid="151de81a" style:font-weight-asian="normal" style:font-weight-complex="normal"/>
    </style:style>
    <style:style style:name="T132" style:family="text">
      <style:text-properties fo:font-weight="normal" officeooo:rsid="151ddf82" style:font-weight-asian="normal" style:font-weight-complex="normal"/>
    </style:style>
    <style:style style:name="T133" style:family="text">
      <style:text-properties fo:font-weight="normal" officeooo:rsid="17255aca" style:font-weight-asian="normal" style:font-weight-complex="normal"/>
    </style:style>
    <style:style style:name="T134" style:family="text">
      <style:text-properties fo:font-weight="normal" officeooo:rsid="17275823" style:font-weight-asian="normal" style:font-weight-complex="normal"/>
    </style:style>
    <style:style style:name="T135" style:family="text">
      <style:text-properties fo:font-weight="normal" officeooo:rsid="1729051d" style:font-weight-asian="normal" style:font-weight-complex="normal"/>
    </style:style>
    <style:style style:name="T136" style:family="text">
      <style:text-properties fo:font-weight="normal" officeooo:rsid="1729cfc3" style:font-weight-asian="normal" style:font-weight-complex="normal"/>
    </style:style>
    <style:style style:name="T137" style:family="text">
      <style:text-properties fo:font-weight="normal" officeooo:rsid="172bbb3f" style:font-weight-asian="normal" style:font-weight-complex="normal"/>
    </style:style>
    <style:style style:name="T138" style:family="text">
      <style:text-properties fo:font-weight="normal" officeooo:rsid="172e5df0" style:font-weight-asian="normal" style:font-weight-complex="normal"/>
    </style:style>
    <style:style style:name="T139" style:family="text">
      <style:text-properties fo:font-weight="normal" officeooo:rsid="172e72fa" style:font-weight-asian="normal" style:font-weight-complex="normal"/>
    </style:style>
    <style:style style:name="T140" style:family="text">
      <style:text-properties fo:font-weight="normal" officeooo:rsid="172fda19" style:font-weight-asian="normal" style:font-weight-complex="normal"/>
    </style:style>
    <style:style style:name="T141" style:family="text">
      <style:text-properties fo:font-weight="normal" officeooo:rsid="1615ee8e" style:font-weight-asian="normal" style:font-weight-complex="normal"/>
    </style:style>
    <style:style style:name="T142" style:family="text">
      <style:text-properties fo:font-weight="normal" officeooo:rsid="1530813a" style:font-weight-asian="normal" style:font-weight-complex="normal"/>
    </style:style>
    <style:style style:name="T143" style:family="text">
      <style:text-properties fo:font-weight="normal" officeooo:rsid="1530eb8e" style:font-weight-asian="normal" style:font-weight-complex="normal"/>
    </style:style>
    <style:style style:name="T144" style:family="text">
      <style:text-properties fo:font-weight="normal" officeooo:rsid="1594e763" style:font-weight-asian="normal" style:font-weight-complex="normal"/>
    </style:style>
    <style:style style:name="T145" style:family="text">
      <style:text-properties fo:font-weight="normal" officeooo:rsid="15f39f0f" style:font-weight-asian="normal" style:font-weight-complex="normal"/>
    </style:style>
    <style:style style:name="T146" style:family="text">
      <style:text-properties fo:font-weight="normal" officeooo:rsid="15312ce6" style:font-weight-asian="normal" style:font-weight-complex="normal"/>
    </style:style>
    <style:style style:name="T147" style:family="text">
      <style:text-properties fo:font-weight="normal" officeooo:rsid="15845c8b" style:font-weight-asian="normal" style:font-weight-complex="normal"/>
    </style:style>
    <style:style style:name="T148" style:family="text">
      <style:text-properties fo:font-weight="normal" officeooo:rsid="15324bae" style:font-weight-asian="normal" style:font-weight-complex="normal"/>
    </style:style>
    <style:style style:name="T149" style:family="text">
      <style:text-properties fo:font-weight="normal" officeooo:rsid="1534a667" style:font-weight-asian="normal" style:font-weight-complex="normal"/>
    </style:style>
    <style:style style:name="T150" style:family="text">
      <style:text-properties fo:font-weight="normal" officeooo:rsid="1535ab86" style:font-weight-asian="normal" style:font-weight-complex="normal"/>
    </style:style>
    <style:style style:name="T151" style:family="text">
      <style:text-properties fo:font-weight="normal" officeooo:rsid="15963089" style:font-weight-asian="normal" style:font-weight-complex="normal"/>
    </style:style>
    <style:style style:name="T152" style:family="text">
      <style:text-properties fo:font-weight="normal" officeooo:rsid="1584e728" style:font-weight-asian="normal" style:font-weight-complex="normal"/>
    </style:style>
    <style:style style:name="T153" style:family="text">
      <style:text-properties fo:font-weight="normal" officeooo:rsid="15364b7e" style:font-weight-asian="normal" style:font-weight-complex="normal"/>
    </style:style>
    <style:style style:name="T154" style:family="text">
      <style:text-properties fo:font-weight="normal" officeooo:rsid="153f10d4" style:font-weight-asian="normal" style:font-weight-complex="normal"/>
    </style:style>
    <style:style style:name="T155" style:family="text">
      <style:text-properties fo:font-weight="normal" officeooo:rsid="1597e724" style:font-weight-asian="normal" style:font-weight-complex="normal"/>
    </style:style>
    <style:style style:name="T156" style:family="text">
      <style:text-properties fo:font-weight="normal" officeooo:rsid="16aac6d9" style:font-weight-asian="normal" style:font-weight-complex="normal"/>
    </style:style>
    <style:style style:name="T157" style:family="text">
      <style:text-properties fo:font-weight="normal" officeooo:rsid="15f7f872" style:font-weight-asian="normal" style:font-weight-complex="normal"/>
    </style:style>
    <style:style style:name="T158" style:family="text">
      <style:text-properties fo:font-weight="normal" officeooo:rsid="153b78b7" style:font-weight-asian="normal" style:font-weight-complex="normal"/>
    </style:style>
    <style:style style:name="T159" style:family="text">
      <style:text-properties fo:font-weight="normal" officeooo:rsid="16abc14e" style:font-weight-asian="normal" style:font-weight-complex="normal"/>
    </style:style>
    <style:style style:name="T160" style:family="text">
      <style:text-properties fo:font-weight="normal" officeooo:rsid="154293df" style:font-weight-asian="normal" style:font-weight-complex="normal"/>
    </style:style>
    <style:style style:name="T161" style:family="text">
      <style:text-properties fo:font-weight="normal" officeooo:rsid="153caccf" style:font-weight-asian="normal" style:font-weight-complex="normal"/>
    </style:style>
    <style:style style:name="T162" style:family="text">
      <style:text-properties fo:font-weight="normal" officeooo:rsid="153cf720" style:font-weight-asian="normal" style:font-weight-complex="normal"/>
    </style:style>
    <style:style style:name="T163" style:family="text">
      <style:text-properties fo:font-weight="normal" officeooo:rsid="164b7195" style:font-weight-asian="normal" style:font-weight-complex="normal"/>
    </style:style>
    <style:style style:name="T164" style:family="text">
      <style:text-properties fo:font-weight="normal" officeooo:rsid="15f238f6" style:font-weight-asian="normal" style:font-weight-complex="normal"/>
    </style:style>
    <style:style style:name="T165" style:family="text">
      <style:text-properties fo:font-weight="normal" officeooo:rsid="15f1df5e" style:font-weight-asian="normal" style:font-weight-complex="normal"/>
    </style:style>
    <style:style style:name="T166" style:family="text">
      <style:text-properties fo:font-weight="normal" officeooo:rsid="1543aaf0" style:font-weight-asian="normal" style:font-weight-complex="normal"/>
    </style:style>
    <style:style style:name="T167" style:family="text">
      <style:text-properties fo:font-weight="normal" officeooo:rsid="17f237c0" style:font-weight-asian="normal" style:font-weight-complex="normal"/>
    </style:style>
    <style:style style:name="T168" style:family="text">
      <style:text-properties fo:font-weight="normal" officeooo:rsid="17f2f4de" style:font-weight-asian="normal" style:font-weight-complex="normal"/>
    </style:style>
    <style:style style:name="T169" style:family="text">
      <style:text-properties fo:font-weight="normal" officeooo:rsid="17f427a1" style:font-weight-asian="normal" style:font-weight-complex="normal"/>
    </style:style>
    <style:style style:name="T170" style:family="text">
      <style:text-properties fo:font-weight="normal" officeooo:rsid="17f55b09" style:font-weight-asian="normal" style:font-weight-complex="normal"/>
    </style:style>
    <style:style style:name="T171" style:family="text">
      <style:text-properties fo:font-weight="normal" officeooo:rsid="17aa846e" style:font-weight-asian="normal" style:font-weight-complex="normal"/>
    </style:style>
    <style:style style:name="T172" style:family="text">
      <style:text-properties fo:font-weight="normal" officeooo:rsid="154110ba" style:font-weight-asian="normal" style:font-weight-complex="normal"/>
    </style:style>
    <style:style style:name="T173" style:family="text">
      <style:text-properties fo:font-weight="normal" officeooo:rsid="15449574" style:font-weight-asian="normal" style:font-weight-complex="normal"/>
    </style:style>
    <style:style style:name="T174" style:family="text">
      <style:text-properties fo:font-weight="normal" officeooo:rsid="16ad66c7" style:font-weight-asian="normal" style:font-weight-complex="normal"/>
    </style:style>
    <style:style style:name="T175" style:family="text">
      <style:text-properties fo:font-weight="normal" officeooo:rsid="1599d784" style:font-weight-asian="normal" style:font-weight-complex="normal"/>
    </style:style>
    <style:style style:name="T176" style:family="text">
      <style:text-properties fo:font-weight="normal" officeooo:rsid="1549d4ff" style:font-weight-asian="normal" style:font-weight-complex="normal"/>
    </style:style>
    <style:style style:name="T177" style:family="text">
      <style:text-properties fo:font-weight="normal" officeooo:rsid="159b7a32" style:font-weight-asian="normal" style:font-weight-complex="normal"/>
    </style:style>
    <style:style style:name="T178" style:family="text">
      <style:text-properties fo:font-weight="normal" officeooo:rsid="156154d5" style:font-weight-asian="normal" style:font-weight-complex="normal"/>
    </style:style>
    <style:style style:name="T179" style:family="text">
      <style:text-properties fo:font-weight="normal" officeooo:rsid="1562e888" style:font-weight-asian="normal" style:font-weight-complex="normal"/>
    </style:style>
    <style:style style:name="T180" style:family="text">
      <style:text-properties fo:font-weight="normal" officeooo:rsid="1565a422" style:font-weight-asian="normal" style:font-weight-complex="normal"/>
    </style:style>
    <style:style style:name="T181" style:family="text">
      <style:text-properties fo:font-weight="normal" officeooo:rsid="154aedd9" style:font-weight-asian="normal" style:font-weight-complex="normal"/>
    </style:style>
    <style:style style:name="T182" style:family="text">
      <style:text-properties fo:font-weight="normal" officeooo:rsid="159baaef" style:font-weight-asian="normal" style:font-weight-complex="normal"/>
    </style:style>
    <style:style style:name="T183" style:family="text">
      <style:text-properties fo:font-weight="normal" officeooo:rsid="1587b7f9" style:font-weight-asian="normal" style:font-weight-complex="normal"/>
    </style:style>
    <style:style style:name="T184" style:family="text">
      <style:text-properties fo:font-weight="normal" officeooo:rsid="159cbc10" style:font-weight-asian="normal" style:font-weight-complex="normal"/>
    </style:style>
    <style:style style:name="T185" style:family="text">
      <style:text-properties fo:font-weight="normal" officeooo:rsid="159e4a83" style:font-weight-asian="normal" style:font-weight-complex="normal"/>
    </style:style>
    <style:style style:name="T186" style:family="text">
      <style:text-properties fo:font-weight="normal" officeooo:rsid="15735ce1" style:font-weight-asian="normal" style:font-weight-complex="normal"/>
    </style:style>
    <style:style style:name="T187" style:family="text">
      <style:text-properties fo:font-weight="normal" officeooo:rsid="15886524" style:font-weight-asian="normal" style:font-weight-complex="normal"/>
    </style:style>
    <style:style style:name="T188" style:family="text">
      <style:text-properties fo:font-weight="normal" officeooo:rsid="17fd44dd" style:font-weight-asian="normal" style:font-weight-complex="normal"/>
    </style:style>
    <style:style style:name="T189" style:family="text">
      <style:text-properties fo:font-weight="normal" officeooo:rsid="180690e3" style:font-weight-asian="normal" style:font-weight-complex="normal"/>
    </style:style>
    <style:style style:name="T190" style:family="text">
      <style:text-properties fo:font-weight="normal" officeooo:rsid="18190fa8" style:font-weight-asian="normal" style:font-weight-complex="normal"/>
    </style:style>
    <style:style style:name="T191" style:family="text">
      <style:text-properties fo:font-weight="normal" officeooo:rsid="17861e63" style:font-weight-asian="normal" style:font-weight-complex="normal"/>
    </style:style>
    <style:style style:name="T192" style:family="text">
      <style:text-properties fo:font-weight="normal" officeooo:rsid="182f5deb" style:font-weight-asian="normal" style:font-weight-complex="normal"/>
    </style:style>
    <style:style style:name="T193" style:family="text">
      <style:text-properties fo:font-weight="normal" officeooo:rsid="182e233f" style:font-weight-asian="normal" style:font-weight-complex="normal"/>
    </style:style>
    <style:style style:name="T194" style:family="text">
      <style:text-properties fo:font-weight="normal" officeooo:rsid="18337421" style:font-weight-asian="normal" style:font-weight-complex="normal"/>
    </style:style>
    <style:style style:name="T195" style:family="text">
      <style:text-properties fo:font-weight="normal" officeooo:rsid="17ab6912" style:font-weight-asian="normal" style:font-weight-complex="normal"/>
    </style:style>
    <style:style style:name="T196" style:family="text">
      <style:text-properties fo:font-weight="normal" officeooo:rsid="17be396f" style:font-weight-asian="normal" style:font-weight-complex="normal"/>
    </style:style>
    <style:style style:name="T197" style:family="text">
      <style:text-properties fo:font-weight="normal" officeooo:rsid="17acd0ec" style:font-weight-asian="normal" style:font-weight-complex="normal"/>
    </style:style>
    <style:style style:name="T198" style:family="text">
      <style:text-properties fo:font-weight="normal" officeooo:rsid="17ac46f4" style:font-weight-asian="normal" style:font-weight-complex="normal"/>
    </style:style>
    <style:style style:name="T199" style:family="text">
      <style:text-properties fo:font-weight="normal" officeooo:rsid="17ae7679" style:font-weight-asian="normal" style:font-weight-complex="normal"/>
    </style:style>
    <style:style style:name="T200" style:family="text">
      <style:text-properties fo:font-weight="normal" officeooo:rsid="17c14c54" style:font-weight-asian="normal" style:font-weight-complex="normal"/>
    </style:style>
    <style:style style:name="T201" style:family="text">
      <style:text-properties fo:font-weight="normal" officeooo:rsid="17bc9411" style:font-weight-asian="normal" style:font-weight-complex="normal"/>
    </style:style>
    <style:style style:name="T202" style:family="text">
      <style:text-properties fo:font-weight="normal" officeooo:rsid="17c3178f" style:font-weight-asian="normal" style:font-weight-complex="normal"/>
    </style:style>
    <style:style style:name="T203" style:family="text">
      <style:text-properties fo:font-weight="normal" officeooo:rsid="17c43acf" style:font-weight-asian="normal" style:font-weight-complex="normal"/>
    </style:style>
    <style:style style:name="T204" style:family="text">
      <style:text-properties fo:font-weight="normal" officeooo:rsid="17c51ee1" style:font-weight-asian="normal" style:font-weight-complex="normal"/>
    </style:style>
    <style:style style:name="T205" style:family="text">
      <style:text-properties fo:font-weight="normal" officeooo:rsid="17b20356" style:font-weight-asian="normal" style:font-weight-complex="normal"/>
    </style:style>
    <style:style style:name="T206" style:family="text">
      <style:text-properties fo:font-weight="normal" officeooo:rsid="17b48ceb" style:font-weight-asian="normal" style:font-weight-complex="normal"/>
    </style:style>
    <style:style style:name="T207" style:family="text">
      <style:text-properties fo:font-weight="normal" officeooo:rsid="17b66c77" style:font-weight-asian="normal" style:font-weight-complex="normal"/>
    </style:style>
    <style:style style:name="T208" style:family="text">
      <style:text-properties fo:font-weight="normal" officeooo:rsid="17bb3f09" style:font-weight-asian="normal" style:font-weight-complex="normal"/>
    </style:style>
    <style:style style:name="T209" style:family="text">
      <style:text-properties fo:font-weight="normal" officeooo:rsid="17b96a86" style:font-weight-asian="normal" style:font-weight-complex="normal"/>
    </style:style>
    <style:style style:name="T210" style:family="text">
      <style:text-properties fo:font-weight="normal" officeooo:rsid="17bb10df" style:font-weight-asian="normal" style:font-weight-complex="normal"/>
    </style:style>
    <style:style style:name="T211" style:family="text">
      <style:text-properties fo:font-weight="normal" officeooo:rsid="17af7ec9" style:font-weight-asian="normal" style:font-weight-complex="normal"/>
    </style:style>
    <style:style style:name="T212" style:family="text">
      <style:text-properties fo:font-weight="normal" officeooo:rsid="17b0d034" style:font-weight-asian="normal" style:font-weight-complex="normal"/>
    </style:style>
    <style:style style:name="T213" style:family="text">
      <style:text-properties fo:font-weight="normal" officeooo:rsid="16d94db1" style:font-weight-asian="normal" style:font-weight-complex="normal"/>
    </style:style>
    <style:style style:name="T214" style:family="text">
      <style:text-properties fo:font-weight="normal" officeooo:rsid="17348412" style:font-weight-asian="normal" style:font-weight-complex="normal"/>
    </style:style>
    <style:style style:name="T215" style:family="text">
      <style:text-properties fo:font-weight="normal" officeooo:rsid="16d533f3" style:font-weight-asian="normal" style:font-weight-complex="normal"/>
    </style:style>
    <style:style style:name="T216" style:family="text">
      <style:text-properties fo:font-weight="normal" officeooo:rsid="17367f4c" style:font-weight-asian="normal" style:font-weight-complex="normal"/>
    </style:style>
    <style:style style:name="T217" style:family="text">
      <style:text-properties fo:font-weight="normal" officeooo:rsid="16e61450" style:font-weight-asian="normal" style:font-weight-complex="normal"/>
    </style:style>
    <style:style style:name="T218" style:family="text">
      <style:text-properties fo:font-weight="normal" officeooo:rsid="16f54802" style:font-weight-asian="normal" style:font-weight-complex="normal"/>
    </style:style>
    <style:style style:name="T219" style:family="text">
      <style:text-properties fo:font-weight="normal" officeooo:rsid="17336833" style:font-weight-asian="normal" style:font-weight-complex="normal"/>
    </style:style>
    <style:style style:name="T220" style:family="text">
      <style:text-properties fo:font-weight="normal" officeooo:rsid="16d9c8af" style:font-weight-asian="normal" style:font-weight-complex="normal"/>
    </style:style>
    <style:style style:name="T221" style:family="text">
      <style:text-properties fo:font-weight="normal" officeooo:rsid="17351902" style:font-weight-asian="normal" style:font-weight-complex="normal"/>
    </style:style>
    <style:style style:name="T222" style:family="text">
      <style:text-properties fo:font-weight="normal" officeooo:rsid="17373b48" style:font-weight-asian="normal" style:font-weight-complex="normal"/>
    </style:style>
    <style:style style:name="T223" style:family="text">
      <style:text-properties fo:font-weight="normal" officeooo:rsid="16dd021b" style:font-weight-asian="normal" style:font-weight-complex="normal"/>
    </style:style>
    <style:style style:name="T224" style:family="text">
      <style:text-properties fo:font-weight="normal" officeooo:rsid="16d37a8d" style:font-weight-asian="normal" style:font-weight-complex="normal"/>
    </style:style>
    <style:style style:name="T225" style:family="text">
      <style:text-properties fo:font-weight="normal" officeooo:rsid="16e7b404" style:font-weight-asian="normal" style:font-weight-complex="normal"/>
    </style:style>
    <style:style style:name="T226" style:family="text">
      <style:text-properties fo:font-weight="normal" officeooo:rsid="16d3f1fb" style:font-weight-asian="normal" style:font-weight-complex="normal"/>
    </style:style>
    <style:style style:name="T227" style:family="text">
      <style:text-properties fo:font-weight="normal" officeooo:rsid="16d548e7" style:font-weight-asian="normal" style:font-weight-complex="normal"/>
    </style:style>
    <style:style style:name="T228" style:family="text">
      <style:text-properties fo:font-weight="normal" officeooo:rsid="16d7bb4e" style:font-weight-asian="normal" style:font-weight-complex="normal"/>
    </style:style>
    <style:style style:name="T229" style:family="text">
      <style:text-properties fo:font-weight="normal" officeooo:rsid="1708e341" style:font-weight-asian="normal" style:font-weight-complex="normal"/>
    </style:style>
    <style:style style:name="T230" style:family="text">
      <style:text-properties fo:font-weight="normal" officeooo:rsid="16ef2901" style:font-weight-asian="normal" style:font-weight-complex="normal"/>
    </style:style>
    <style:style style:name="T231" style:family="text">
      <style:text-properties fo:font-weight="normal" officeooo:rsid="16d1a64f" style:font-weight-asian="normal" style:font-weight-complex="normal"/>
    </style:style>
    <style:style style:name="T232" style:family="text">
      <style:text-properties fo:font-weight="normal" officeooo:rsid="16f0f279" style:font-weight-asian="normal" style:font-weight-complex="normal"/>
    </style:style>
    <style:style style:name="T233" style:family="text">
      <style:text-properties fo:font-weight="normal" officeooo:rsid="171ceee8" style:font-weight-asian="normal" style:font-weight-complex="normal"/>
    </style:style>
    <style:style style:name="T234" style:family="text">
      <style:text-properties fo:font-weight="normal" officeooo:rsid="16f9cc2a" style:font-weight-asian="normal" style:font-weight-complex="normal"/>
    </style:style>
    <style:style style:name="T235" style:family="text">
      <style:text-properties fo:font-weight="normal" officeooo:rsid="16ed29b3" style:font-weight-asian="normal" style:font-weight-complex="normal"/>
    </style:style>
    <style:style style:name="T236" style:family="text">
      <style:text-properties fo:font-weight="normal" officeooo:rsid="16f1e9eb" style:font-weight-asian="normal" style:font-weight-complex="normal"/>
    </style:style>
    <style:style style:name="T237" style:family="text">
      <style:text-properties fo:font-weight="normal" officeooo:rsid="16f24aa0" style:font-weight-asian="normal" style:font-weight-complex="normal"/>
    </style:style>
    <style:style style:name="T238" style:family="text">
      <style:text-properties fo:font-weight="normal" officeooo:rsid="17094261" style:font-weight-asian="normal" style:font-weight-complex="normal"/>
    </style:style>
    <style:style style:name="T239" style:family="text">
      <style:text-properties fo:font-weight="normal" officeooo:rsid="16f44b51" style:font-weight-asian="normal" style:font-weight-complex="normal"/>
    </style:style>
    <style:style style:name="T240" style:family="text">
      <style:text-properties fo:font-weight="normal" officeooo:rsid="16f2a8b5" style:font-weight-asian="normal" style:font-weight-complex="normal"/>
    </style:style>
    <style:style style:name="T241" style:family="text">
      <style:text-properties fo:font-weight="normal" officeooo:rsid="173a5f1d" style:font-weight-asian="normal" style:font-weight-complex="normal"/>
    </style:style>
    <style:style style:name="T242" style:family="text">
      <style:text-properties fo:font-weight="normal" officeooo:rsid="16fb1130" style:font-weight-asian="normal" style:font-weight-complex="normal"/>
    </style:style>
    <style:style style:name="T243" style:family="text">
      <style:text-properties fo:font-weight="normal" officeooo:rsid="16ee86b3" style:font-weight-asian="normal" style:font-weight-complex="normal"/>
    </style:style>
    <style:style style:name="T244" style:family="text">
      <style:text-properties fo:font-weight="normal" officeooo:rsid="170fd534" style:font-weight-asian="normal" style:font-weight-complex="normal"/>
    </style:style>
    <style:style style:name="T245" style:family="text">
      <style:text-properties fo:font-weight="normal" officeooo:rsid="170e9bb4" style:font-weight-asian="normal" style:font-weight-complex="normal"/>
    </style:style>
    <style:style style:name="T246" style:family="text">
      <style:text-properties fo:font-weight="normal" officeooo:rsid="173df595" style:font-weight-asian="normal" style:font-weight-complex="normal"/>
    </style:style>
    <style:style style:name="T247" style:family="text">
      <style:text-properties fo:font-weight="normal" officeooo:rsid="17141cdd" style:font-weight-asian="normal" style:font-weight-complex="normal"/>
    </style:style>
    <style:style style:name="T248" style:family="text">
      <style:text-properties fo:font-weight="normal" officeooo:rsid="1715c337" style:font-weight-asian="normal" style:font-weight-complex="normal"/>
    </style:style>
    <style:style style:name="T249" style:family="text">
      <style:text-properties fo:font-weight="normal" officeooo:rsid="1700e477" style:font-weight-asian="normal" style:font-weight-complex="normal"/>
    </style:style>
    <style:style style:name="T250" style:family="text">
      <style:text-properties fo:font-weight="normal" officeooo:rsid="17027a12" style:font-weight-asian="normal" style:font-weight-complex="normal"/>
    </style:style>
    <style:style style:name="T251" style:family="text">
      <style:text-properties fo:font-weight="normal" officeooo:rsid="17015f23" style:font-weight-asian="normal" style:font-weight-complex="normal"/>
    </style:style>
    <style:style style:name="T252" style:family="text">
      <style:text-properties fo:font-weight="normal" officeooo:rsid="173bb303" style:font-weight-asian="normal" style:font-weight-complex="normal"/>
    </style:style>
    <style:style style:name="T253" style:family="text">
      <style:text-properties fo:font-weight="normal" officeooo:rsid="1717c5ca" style:font-weight-asian="normal" style:font-weight-complex="normal"/>
    </style:style>
    <style:style style:name="T254" style:family="text">
      <style:text-properties fo:font-weight="normal" officeooo:rsid="1717d692" style:font-weight-asian="normal" style:font-weight-complex="normal"/>
    </style:style>
    <style:style style:name="T255" style:family="text">
      <style:text-properties fo:font-weight="normal" officeooo:rsid="173fba1d" style:font-weight-asian="normal" style:font-weight-complex="normal"/>
    </style:style>
    <style:style style:name="T256" style:family="text">
      <style:text-properties fo:font-weight="normal" officeooo:rsid="16fe4dc6" style:font-weight-asian="normal" style:font-weight-complex="normal"/>
    </style:style>
    <style:style style:name="T257" style:family="text">
      <style:text-properties fo:font-weight="normal" officeooo:rsid="170db62d" style:font-weight-asian="normal" style:font-weight-complex="normal"/>
    </style:style>
    <style:style style:name="T258" style:family="text">
      <style:text-properties fo:font-weight="normal" officeooo:rsid="170648ee" style:font-weight-asian="normal" style:font-weight-complex="normal"/>
    </style:style>
    <style:style style:name="T259" style:family="text">
      <style:text-properties fo:font-weight="normal" officeooo:rsid="1740f703" style:font-weight-asian="normal" style:font-weight-complex="normal"/>
    </style:style>
    <style:style style:name="T260" style:family="text">
      <style:text-properties fo:font-weight="normal" officeooo:rsid="1741c9c0" style:font-weight-asian="normal" style:font-weight-complex="normal"/>
    </style:style>
    <style:style style:name="T261" style:family="text">
      <style:text-properties fo:font-weight="normal" officeooo:rsid="17037792" style:font-weight-asian="normal" style:font-weight-complex="normal"/>
    </style:style>
    <style:style style:name="T262" style:family="text">
      <style:text-properties fo:font-weight="normal" officeooo:rsid="1742c577" style:font-weight-asian="normal" style:font-weight-complex="normal"/>
    </style:style>
    <style:style style:name="T263" style:family="text">
      <style:text-properties fo:font-weight="normal" officeooo:rsid="17409806" style:font-weight-asian="normal" style:font-weight-complex="normal"/>
    </style:style>
    <style:style style:name="T264" style:family="text">
      <style:text-properties fo:font-weight="normal" officeooo:rsid="1744af68" style:font-weight-asian="normal" style:font-weight-complex="normal"/>
    </style:style>
    <style:style style:name="T265" style:family="text">
      <style:text-properties fo:font-weight="normal" officeooo:rsid="1745e11e" style:font-weight-asian="normal" style:font-weight-complex="normal"/>
    </style:style>
    <style:style style:name="T266" style:family="text">
      <style:text-properties fo:font-weight="normal" officeooo:rsid="1746955a" style:font-weight-asian="normal" style:font-weight-complex="normal"/>
    </style:style>
    <style:style style:name="T267" style:family="text">
      <style:text-properties fo:font-weight="normal" officeooo:rsid="17469435" style:font-weight-asian="normal" style:font-weight-complex="normal"/>
    </style:style>
    <style:style style:name="T268" style:family="text">
      <style:text-properties fo:font-weight="normal" officeooo:rsid="1612f93b" style:font-weight-asian="normal" style:font-weight-complex="normal"/>
    </style:style>
    <style:style style:name="T269" style:family="text">
      <style:text-properties fo:font-weight="normal" officeooo:rsid="160c0693" style:font-weight-asian="normal" style:font-weight-complex="normal"/>
    </style:style>
    <style:style style:name="T270" style:family="text">
      <style:text-properties fo:font-weight="normal" officeooo:rsid="160ed242" style:font-weight-asian="normal" style:font-weight-complex="normal"/>
    </style:style>
    <style:style style:name="T271" style:family="text">
      <style:text-properties fo:font-weight="normal" officeooo:rsid="160d436b" style:font-weight-asian="normal" style:font-weight-complex="normal"/>
    </style:style>
    <style:style style:name="T272" style:family="text">
      <style:text-properties fo:font-weight="normal" officeooo:rsid="160e340e" style:font-weight-asian="normal" style:font-weight-complex="normal"/>
    </style:style>
    <style:style style:name="T273" style:family="text">
      <style:text-properties fo:font-weight="normal" officeooo:rsid="16147fdb" style:font-weight-asian="normal" style:font-weight-complex="normal"/>
    </style:style>
    <style:style style:name="T274" style:family="text">
      <style:text-properties fo:font-weight="normal" officeooo:rsid="160fb3c6" style:font-weight-asian="normal" style:font-weight-complex="normal"/>
    </style:style>
    <style:style style:name="T275" style:family="text">
      <style:text-properties fo:font-weight="normal" officeooo:rsid="161226a3" style:font-weight-asian="normal" style:font-weight-complex="normal"/>
    </style:style>
    <style:style style:name="T276" style:family="text">
      <style:text-properties fo:font-weight="normal" officeooo:rsid="1859165d" style:font-weight-asian="normal" style:font-weight-complex="normal"/>
    </style:style>
    <style:style style:name="T277" style:family="text">
      <style:text-properties fo:font-weight="normal" officeooo:rsid="17cf9a2a" style:font-weight-asian="normal" style:font-weight-complex="normal"/>
    </style:style>
    <style:style style:name="T278" style:family="text">
      <style:text-properties fo:font-weight="normal" officeooo:rsid="17d0e72e" style:font-weight-asian="normal" style:font-weight-complex="normal"/>
    </style:style>
    <style:style style:name="T279" style:family="text">
      <style:text-properties fo:font-weight="normal" officeooo:rsid="17da409e" style:font-weight-asian="normal" style:font-weight-complex="normal"/>
    </style:style>
    <style:style style:name="T280" style:family="text">
      <style:text-properties fo:font-weight="normal" officeooo:rsid="17d45688" style:font-weight-asian="normal" style:font-weight-complex="normal"/>
    </style:style>
    <style:style style:name="T281" style:family="text">
      <style:text-properties fo:font-weight="normal" officeooo:rsid="17d837d2" style:font-weight-asian="normal" style:font-weight-complex="normal"/>
    </style:style>
    <style:style style:name="T282" style:family="text">
      <style:text-properties fo:font-weight="normal" officeooo:rsid="17dcf5ca" style:font-weight-asian="normal" style:font-weight-complex="normal"/>
    </style:style>
    <style:style style:name="T283" style:family="text">
      <style:text-properties fo:font-weight="normal" officeooo:rsid="17dd3f94" style:font-weight-asian="normal" style:font-weight-complex="normal"/>
    </style:style>
    <style:style style:name="T284" style:family="text">
      <style:text-properties fo:font-weight="normal" officeooo:rsid="17d8810e" style:font-weight-asian="normal" style:font-weight-complex="normal"/>
    </style:style>
    <style:style style:name="T285" style:family="text">
      <style:text-properties fo:font-weight="normal" officeooo:rsid="17d32ed5" style:font-weight-asian="normal" style:font-weight-complex="normal"/>
    </style:style>
    <style:style style:name="T286" style:family="text">
      <style:text-properties fo:font-weight="normal" officeooo:rsid="17d5e482" style:font-weight-asian="normal" style:font-weight-complex="normal"/>
    </style:style>
    <style:style style:name="T287" style:family="text">
      <style:text-properties fo:font-weight="normal" officeooo:rsid="17d875cc" style:font-weight-asian="normal" style:font-weight-complex="normal"/>
    </style:style>
    <style:style style:name="T288" style:family="text">
      <style:text-properties fo:font-weight="normal" officeooo:rsid="17d72a33" style:font-weight-asian="normal" style:font-weight-complex="normal"/>
    </style:style>
    <style:style style:name="T289" style:family="text">
      <style:text-properties fo:font-weight="normal" officeooo:rsid="17de298b" style:font-weight-asian="normal" style:font-weight-complex="normal"/>
    </style:style>
    <style:style style:name="T290" style:family="text">
      <style:text-properties fo:font-weight="normal" officeooo:rsid="17de9e23" style:font-weight-asian="normal" style:font-weight-complex="normal"/>
    </style:style>
    <style:style style:name="T291" style:family="text">
      <style:text-properties fo:font-weight="normal" officeooo:rsid="17df6a9d" style:font-weight-asian="normal" style:font-weight-complex="normal"/>
    </style:style>
    <style:style style:name="T292" style:family="text">
      <style:text-properties fo:font-weight="normal" officeooo:rsid="179010e8" style:font-weight-asian="normal" style:font-weight-complex="normal"/>
    </style:style>
    <style:style style:name="T293" style:family="text">
      <style:text-properties fo:font-weight="normal" officeooo:rsid="17914ea5" style:font-weight-asian="normal" style:font-weight-complex="normal"/>
    </style:style>
    <style:style style:name="T294" style:family="text">
      <style:text-properties fo:font-weight="normal" officeooo:rsid="17929b24" style:font-weight-asian="normal" style:font-weight-complex="normal"/>
    </style:style>
    <style:style style:name="T295" style:family="text">
      <style:text-properties fo:font-weight="normal" officeooo:rsid="179f2de5" style:font-weight-asian="normal" style:font-weight-complex="normal"/>
    </style:style>
    <style:style style:name="T296" style:family="text">
      <style:text-properties fo:font-weight="normal" officeooo:rsid="179f64ce" style:font-weight-asian="normal" style:font-weight-complex="normal"/>
    </style:style>
    <style:style style:name="T297" style:family="text">
      <style:text-properties fo:font-weight="normal" officeooo:rsid="179f64d9" style:font-weight-asian="normal" style:font-weight-complex="normal"/>
    </style:style>
    <style:style style:name="T298" style:family="text">
      <style:text-properties fo:font-weight="normal" officeooo:rsid="17a2fe77" style:font-weight-asian="normal" style:font-weight-complex="normal"/>
    </style:style>
    <style:style style:name="T299" style:family="text">
      <style:text-properties fo:font-weight="normal" officeooo:rsid="17a3dd88" style:font-weight-asian="normal" style:font-weight-complex="normal"/>
    </style:style>
    <style:style style:name="T300" style:family="text">
      <style:text-properties fo:font-weight="normal" officeooo:rsid="17a4dc46" style:font-weight-asian="normal" style:font-weight-complex="normal"/>
    </style:style>
    <style:style style:name="T301" style:family="text">
      <style:text-properties fo:font-weight="normal" officeooo:rsid="17a619ea" style:font-weight-asian="normal" style:font-weight-complex="normal"/>
    </style:style>
    <style:style style:name="T302" style:family="text">
      <style:text-properties fo:font-weight="normal" officeooo:rsid="17a769e7" style:font-weight-asian="normal" style:font-weight-complex="normal"/>
    </style:style>
    <style:style style:name="T303" style:family="text">
      <style:text-properties fo:font-weight="normal" officeooo:rsid="17aaa361" style:font-weight-asian="normal" style:font-weight-complex="normal"/>
    </style:style>
    <style:style style:name="T304" style:family="text">
      <style:text-properties fo:font-weight="normal" officeooo:rsid="17ab2cc7" style:font-weight-asian="normal" style:font-weight-complex="normal"/>
    </style:style>
    <style:style style:name="T305" style:family="text">
      <style:text-properties fo:font-weight="normal" officeooo:rsid="17acd81e" style:font-weight-asian="normal" style:font-weight-complex="normal"/>
    </style:style>
    <style:style style:name="T306" style:family="text">
      <style:text-properties fo:font-weight="normal" officeooo:rsid="17ae88e5" style:font-weight-asian="normal" style:font-weight-complex="normal"/>
    </style:style>
    <style:style style:name="T307" style:family="text">
      <style:text-properties fo:font-weight="normal" officeooo:rsid="17af42d3" style:font-weight-asian="normal" style:font-weight-complex="normal"/>
    </style:style>
    <style:style style:name="T308" style:family="text">
      <style:text-properties fo:font-weight="normal" officeooo:rsid="17afaaab" style:font-weight-asian="normal" style:font-weight-complex="normal"/>
    </style:style>
    <style:style style:name="T309" style:family="text">
      <style:text-properties fo:font-weight="normal" officeooo:rsid="17b15b3b" style:font-weight-asian="normal" style:font-weight-complex="normal"/>
    </style:style>
    <style:style style:name="T310" style:family="text">
      <style:text-properties fo:font-weight="normal" officeooo:rsid="17b2c8c6" style:font-weight-asian="normal" style:font-weight-complex="normal"/>
    </style:style>
    <style:style style:name="T311" style:family="text">
      <style:text-properties fo:font-weight="normal" officeooo:rsid="17b40843" style:font-weight-asian="normal" style:font-weight-complex="normal"/>
    </style:style>
    <style:style style:name="T312" style:family="text">
      <style:text-properties fo:font-weight="normal" officeooo:rsid="17b4aae4" style:font-weight-asian="normal" style:font-weight-complex="normal"/>
    </style:style>
    <style:style style:name="T313" style:family="text">
      <style:text-properties fo:font-weight="normal" officeooo:rsid="17b66d66" style:font-weight-asian="normal" style:font-weight-complex="normal"/>
    </style:style>
    <style:style style:name="T314" style:family="text">
      <style:text-properties fo:font-weight="normal" officeooo:rsid="17b80350" style:font-weight-asian="normal" style:font-weight-complex="normal"/>
    </style:style>
    <style:style style:name="T315" style:family="text">
      <style:text-properties fo:font-weight="normal" officeooo:rsid="17b9d036" style:font-weight-asian="normal" style:font-weight-complex="normal"/>
    </style:style>
    <style:style style:name="T316" style:family="text">
      <style:text-properties fo:font-weight="normal" officeooo:rsid="17ba4d50" style:font-weight-asian="normal" style:font-weight-complex="normal"/>
    </style:style>
    <style:style style:name="T317" style:family="text">
      <style:text-properties fo:font-weight="normal" officeooo:rsid="17bb6a7c" style:font-weight-asian="normal" style:font-weight-complex="normal"/>
    </style:style>
    <style:style style:name="T318" style:family="text">
      <style:text-properties fo:font-weight="normal" officeooo:rsid="17bd4676" style:font-weight-asian="normal" style:font-weight-complex="normal"/>
    </style:style>
    <style:style style:name="T319" style:family="text">
      <style:text-properties fo:font-weight="normal" officeooo:rsid="17bf2af9" style:font-weight-asian="normal" style:font-weight-complex="normal"/>
    </style:style>
    <style:style style:name="T320" style:family="text">
      <style:text-properties fo:font-weight="normal" officeooo:rsid="17c0d3a2" style:font-weight-asian="normal" style:font-weight-complex="normal"/>
    </style:style>
    <style:style style:name="T321" style:family="text">
      <style:text-properties fo:font-weight="normal" officeooo:rsid="17c14cdf" style:font-weight-asian="normal" style:font-weight-complex="normal"/>
    </style:style>
    <style:style style:name="T322" style:family="text">
      <style:text-properties fo:font-weight="normal" officeooo:rsid="17c2da82" style:font-weight-asian="normal" style:font-weight-complex="normal"/>
    </style:style>
    <style:style style:name="T323" style:family="text">
      <style:text-properties officeooo:rsid="17255aca"/>
    </style:style>
    <style:style style:name="T324" style:family="text">
      <style:text-properties officeooo:rsid="15cb3d6c"/>
    </style:style>
    <style:style style:name="T325" style:family="text">
      <style:text-properties officeooo:rsid="16ad8c39"/>
    </style:style>
    <style:style style:name="T326" style:family="text">
      <style:text-properties officeooo:rsid="159f7f2b"/>
    </style:style>
    <style:style style:name="T327" style:family="text">
      <style:text-properties officeooo:rsid="164ff7c5"/>
    </style:style>
    <style:style style:name="T328" style:family="text">
      <style:text-properties officeooo:rsid="160246da"/>
    </style:style>
    <style:style style:name="T329" style:family="text">
      <style:text-properties officeooo:rsid="156c5084"/>
    </style:style>
    <style:style style:name="T330" style:family="text">
      <style:text-properties officeooo:rsid="15a3187a"/>
    </style:style>
    <style:style style:name="T331" style:family="text">
      <style:text-properties officeooo:rsid="1602ddba"/>
    </style:style>
    <style:style style:name="T332" style:family="text">
      <style:text-properties officeooo:rsid="15fe220c"/>
    </style:style>
    <style:style style:name="T333" style:family="text">
      <style:text-properties officeooo:rsid="15c97435"/>
    </style:style>
    <style:style style:name="T334" style:family="text">
      <style:text-properties officeooo:rsid="16b006b4"/>
    </style:style>
    <style:style style:name="T335" style:family="text">
      <style:text-properties officeooo:rsid="17e1f502"/>
    </style:style>
    <style:style style:name="T336" style:family="text">
      <style:text-properties officeooo:rsid="16b4fdfe"/>
    </style:style>
    <style:style style:name="T337" style:family="text">
      <style:text-properties officeooo:rsid="16b35375"/>
    </style:style>
    <style:style style:name="T338" style:family="text">
      <style:text-properties officeooo:rsid="16c03eac"/>
    </style:style>
    <style:style style:name="T339" style:family="text">
      <style:text-properties officeooo:rsid="17957c0f"/>
    </style:style>
    <style:style style:name="T340" style:family="text">
      <style:text-properties officeooo:rsid="17970b84"/>
    </style:style>
    <style:style style:name="T341" style:family="text">
      <style:text-properties officeooo:rsid="1799bfda"/>
    </style:style>
    <style:style style:name="T342" style:family="text">
      <style:text-properties officeooo:rsid="179ae920"/>
    </style:style>
    <style:style style:name="T343" style:family="text">
      <style:text-properties officeooo:rsid="179de8c6"/>
    </style:style>
    <style:style style:name="T344" style:family="text">
      <style:text-properties officeooo:rsid="160c06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Text_20_body"/>
      <text:p text:style-name="Text_20_body"/>
      <text:p text:style-name="P5">Dakara</text:p>
      <text:p text:style-name="P3"/>
      <text:p text:style-name="P3"/>
      <text:p text:style-name="P8">dungeoncrawl</text:p>
      <text:p text:style-name="P8"/>
      <text:p text:style-name="P9">World</text:p>
      <text:p text:style-name="P4"/>
      <text:p text:style-name="P4"/>
      <text:p text:style-name="P4"/>
      <text:p text:style-name="P4"/>
      <text:p text:style-name="P4"/>
      <text:p text:style-name="P4"/>
      <text:p text:style-name="P4"/>
      <text:p text:style-name="P1">Michal Světlý</text:p>
      <text:p text:style-name="P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text:a xlink:type="simple" xlink:href="#__RefHeading___Toc11609_3822276627" text:style-name="Internet_20_link" text:visited-style-name="Internet_20_link">Poznámky k mapě:</text:a><text:tab/>3</text:p>
          <text:p text:style-name="P24"><text:a xlink:type="simple" xlink:href="#__RefHeading___Toc11611_3822276627" text:style-name="Internet_20_link" text:visited-style-name="Internet_20_link">Poznámky</text:a><text:tab/>4</text:p>
          <text:p text:style-name="P24"><text:a xlink:type="simple" xlink:href="#__RefHeading___Toc11613_3822276627" text:style-name="Internet_20_link" text:visited-style-name="Internet_20_link">Letem světem</text:a><text:tab/>5</text:p>
          <text:p text:style-name="P23"><text:a xlink:type="simple" xlink:href="#__RefHeading___Toc11615_3822276627" text:style-name="Internet_20_link" text:visited-style-name="Internet_20_link">Dórská říše</text:a><text:tab/>5</text:p>
          <text:p text:style-name="P23"><text:a xlink:type="simple" xlink:href="#__RefHeading___Toc11617_3822276627" text:style-name="Internet_20_link" text:visited-style-name="Internet_20_link">Severské klany</text:a><text:tab/>11</text:p>
          <text:p text:style-name="P23"><text:a xlink:type="simple" xlink:href="#__RefHeading___Toc11619_3822276627" text:style-name="Internet_20_link" text:visited-style-name="Internet_20_link">Kemet</text:a><text:tab/>12</text:p>
          <text:p text:style-name="P23"><text:a xlink:type="simple" xlink:href="#__RefHeading___Toc11621_3822276627" text:style-name="Internet_20_link" text:visited-style-name="Internet_20_link">Tajemná Gahunda</text:a><text:tab/>14</text:p>
          <text:p text:style-name="P23"><text:a xlink:type="simple" xlink:href="#__RefHeading___Toc11623_3822276627" text:style-name="Internet_20_link" text:visited-style-name="Internet_20_link">Divočina</text:a><text:tab/>15</text:p>
        </text:index-body>
      </text:table-of-content>
      <text:p text:style-name="P6"><text:span text:style-name="T1"/></text:p>
      <text:h text:style-name="P11" text:outline-level="1"><text:bookmark-start text:name="__RefHeading___Toc11609_3822276627"/><text:span text:style-name="Strong_20_Emphasis"><text:span text:style-name="T323">Poznámky k mapě:</text:span></text:span><text:bookmark-end text:name="__RefHeading___Toc11609_3822276627"/></text:h>
      <text:list xml:id="list3174887007" text:style-name="L68">
        <text:list-item>
          <text:p text:style-name="P15"><text:span text:style-name="Strong_20_Emphasis"><text:span text:style-name="T133">Kemetské řeky by se ideálně měly stékat do jedné obří delty, ne do tří oddělených (takhle by nedávalo smysl, aby to byl jeden stát).</text:span></text:span></text:p>
        </text:list-item>
        <text:list-item>
          <text:p text:style-name="P15"><text:span text:style-name="Strong_20_Emphasis"><text:span text:style-name="T134">Některé z Icénských ostrovů musí být dost velké, aby na nich mohly být lesy.</text:span></text:span></text:p>
        </text:list-item>
        <text:list-item>
          <text:p text:style-name="P15"><text:span text:style-name="Strong_20_Emphasis"><text:span text:style-name="T135">Námořní cesta z Kemetu do Dórského království přes západní přístavy musí být opravdu výrazně kratší než alternativy (jinak by se nevyplatilo tam ty přístavy stavět).</text:span></text:span></text:p>
        </text:list-item>
        <text:list-item>
          <text:p text:style-name="P15"><text:span text:style-name="Strong_20_Emphasis"><text:span text:style-name="T136">Achájský poloostrov by neměl sousedit přímo se severskými klany (to by pak </text:span></text:span><text:span text:style-name="Strong_20_Emphasis"><text:span text:style-name="T137">nutilo Achájce být mnohem bojovnější).</text:span></text:span></text:p>
        </text:list-item>
        <text:list-item>
          <text:p text:style-name="P15"><text:span text:style-name="Strong_20_Emphasis"><text:span text:style-name="T137">Naopak je ok, když na sever od Dórského království jsou fjordy – dává to Dórům důvod mít silné </text:span></text:span><text:span text:style-name="Strong_20_Emphasis"><text:span text:style-name="T138">válečné</text:span></text:span><text:span text:style-name="Strong_20_Emphasis"><text:span text:style-name="T137"> loďstvo. </text:span></text:span><text:span text:style-name="Strong_20_Emphasis"><text:span text:style-name="T138">Současně tím brání orkům v případné invazi (</text:span></text:span><text:span text:style-name="Strong_20_Emphasis"><text:span text:style-name="T139">orkové moc neumí stavět lodě, případné vory Dórové snadno potopí</text:span></text:span><text:span text:style-name="Strong_20_Emphasis"><text:span text:style-name="T138">).</text:span></text:span></text:p>
        </text:list-item>
        <text:list-item>
          <text:p text:style-name="P15"><text:span text:style-name="Strong_20_Emphasis"><text:span text:style-name="T140">Daleko na východě by měl být oceán (nebo bych ho měl vyškrtnout z popisu světa).</text:span></text:span></text:p>
        </text:list-item>
      </text:list>
      <text:h text:style-name="P10" text:outline-level="1"><text:bookmark-start text:name="__RefHeading___Toc11611_3822276627"/><text:span text:style-name="Strong_20_Emphasis">Poznámky</text:span><text:bookmark-end text:name="__RefHeading___Toc11611_3822276627"/></text:h>
      <text:p text:style-name="P18"><text:span text:style-name="Strong_20_Emphasis"><text:span text:style-name="T25">IDEA: </text:span></text:span><text:span text:style-name="Strong_20_Emphasis"><text:span text:style-name="T26">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27">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18"><text:span text:style-name="Strong_20_Emphasis"><text:span text:style-name="T28">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p text:style-name="P18"><text:span text:style-name="Strong_20_Emphasis"><text:span text:style-name="T29">TODO: Oracle of Deplhi</text:span></text:span><text:span text:style-name="Strong_20_Emphasis"><text:span text:style-name="T30"><text:line-break/>- plyny v jeskyni? Prozkoumat.</text:span></text:span></text:p>
      <text:h text:style-name="P10" text:outline-level="1"><text:bookmark-start text:name="__RefHeading___Toc11613_3822276627"/><text:span text:style-name="Strong_20_Emphasis">Letem světem</text:span><text:bookmark-end text:name="__RefHeading___Toc11613_3822276627"/></text:h>
      <text:p text:style-name="P18"><text:span text:style-name="Strong_20_Emphasis"><text:span text:style-name="T141">Vznešený pane, d</text:span></text:span><text:span text:style-name="Strong_20_Emphasis"><text:span text:style-name="T128">ovol mi stát se na chvíli tvýma očima a ukázat ti</text:span></text:span><text:span text:style-name="Strong_20_Emphasis"><text:span text:style-name="T142"> svět tak, jak jsem jej spatřil na svých mnoha dlouhých cestách.</text:span></text:span></text:p>
      <text:h text:style-name="P12" text:outline-level="2"><text:bookmark-start text:name="__RefHeading___Toc11615_3822276627"/><text:span text:style-name="Strong_20_Emphasis">Dórsk</text:span><text:span text:style-name="Strong_20_Emphasis"><text:span text:style-name="T324">á</text:span></text:span><text:span text:style-name="Strong_20_Emphasis"> říš</text:span><text:span text:style-name="Strong_20_Emphasis"><text:span text:style-name="T324">e</text:span></text:span><text:bookmark-end text:name="__RefHeading___Toc11615_3822276627"/></text:h>
      <text:p text:style-name="Text_20_Body_20_Full_20_Page"><text:span text:style-name="Strong_20_Emphasis"><text:span text:style-name="T143">Od neprostupné Divočiny na západě až po bouřlivé vody Oceánu na </text:span></text:span><text:span text:style-name="Strong_20_Emphasis"><text:span text:style-name="T144">dalekém</text:span></text:span><text:span text:style-name="Strong_20_Emphasis"><text:span text:style-name="T143"> východě se rozkládá největší a nejmocnější říše </text:span></text:span><text:span text:style-name="Strong_20_Emphasis"><text:span text:style-name="T145">známého světa</text:span></text:span><text:span text:style-name="Strong_20_Emphasis"><text:span text:style-name="T143">. </text:span></text:span><text:span text:style-name="Strong_20_Emphasis"><text:span text:style-name="T146">V žáru války ji </text:span></text:span><text:span text:style-name="Strong_20_Emphasis"><text:span text:style-name="T147">ukul</text:span></text:span><text:span text:style-name="Strong_20_Emphasis"><text:span text:style-name="T146"> a krví </text:span></text:span><text:span text:style-name="Strong_20_Emphasis"><text:span text:style-name="T148">tisíců </text:span></text:span><text:span text:style-name="Strong_20_Emphasis"><text:span text:style-name="T146">zakalil </text:span></text:span><text:span text:style-name="Strong_20_Emphasis"><text:span text:style-name="T149">Dórský král</text:span></text:span><text:span text:style-name="Strong_20_Emphasis"><text:span text:style-name="T146"> Filip Veliký,</text:span></text:span><text:span text:style-name="Strong_20_Emphasis"><text:span text:style-name="T149"> neporazitelný vojevůdce a dobyvatel.</text:span></text:span></text:p>
      <text:p text:style-name="P19"><text:span text:style-name="Strong_20_Emphasis"><text:span text:style-name="T150">Před hroty kopí Dórských falang nejdříve </text:span></text:span><text:span text:style-name="Strong_20_Emphasis"><text:span text:style-name="T151">poklekla</text:span></text:span><text:span text:style-name="Strong_20_Emphasis"><text:span text:style-name="T150"> svobodná Achájská města, poté bohaté Icénské přístavy. </text:span></text:span><text:span text:style-name="Strong_20_Emphasis"><text:span text:style-name="T152">Na</text:span></text:span><text:span text:style-name="Strong_20_Emphasis"><text:span text:style-name="T153"> Icénsk</text:span></text:span><text:span text:style-name="Strong_20_Emphasis"><text:span text:style-name="T152">ých</text:span></text:span><text:span text:style-name="Strong_20_Emphasis"><text:span text:style-name="T153"> </text:span></text:span><text:span text:style-name="Strong_20_Emphasis"><text:span text:style-name="T152">lodích</text:span></text:span><text:span text:style-name="Strong_20_Emphasis"><text:span text:style-name="T153"> se </text:span></text:span><text:span text:style-name="Strong_20_Emphasis"><text:span text:style-name="T152">pak</text:span></text:span><text:span text:style-name="Strong_20_Emphasis"><text:span text:style-name="T153"> Filipovy voje </text:span></text:span><text:span text:style-name="Strong_20_Emphasis"><text:span text:style-name="T154">přeplavily do</text:span></text:span><text:span text:style-name="Strong_20_Emphasis"><text:span text:style-name="T153"> </text:span></text:span><text:span text:style-name="Strong_20_Emphasis"><text:span text:style-name="T155">rozlehlé</text:span></text:span><text:span text:style-name="Strong_20_Emphasis"><text:span text:style-name="T153"> </text:span></text:span><text:span text:style-name="Strong_20_Emphasis"><text:span text:style-name="T156">Artézs</text:span></text:span><text:span text:style-name="Strong_20_Emphasis"><text:span text:style-name="T153">ké říše, odvěkého to nepřítele Dór</text:span></text:span><text:span text:style-name="Strong_20_Emphasis"><text:span text:style-name="T157">ů</text:span></text:span><text:span text:style-name="Strong_20_Emphasis"><text:span text:style-name="T153"> i Acháj</text:span></text:span><text:span text:style-name="Strong_20_Emphasis"><text:span text:style-name="T157">ců</text:span></text:span><text:span text:style-name="Strong_20_Emphasis"><text:span text:style-name="T153">. Od vítězství k vítězství směřovala krvavá stopa dobyvatelova a ani </text:span></text:span><text:span text:style-name="Strong_20_Emphasis"><text:span text:style-name="T158">s pomocí</text:span></text:span><text:span text:style-name="Strong_20_Emphasis"><text:span text:style-name="T153"> l</text:span></text:span><text:span text:style-name="Strong_20_Emphasis"><text:span text:style-name="T158">sti</text:span></text:span><text:span text:style-name="Strong_20_Emphasis"><text:span text:style-name="T153"> a zrad</text:span></text:span><text:span text:style-name="Strong_20_Emphasis"><text:span text:style-name="T158">y</text:span></text:span><text:span text:style-name="Strong_20_Emphasis"><text:span text:style-name="T153"> jej </text:span></text:span><text:span text:style-name="Strong_20_Emphasis"><text:span text:style-name="T159">Artéz</text:span></text:span><text:span text:style-name="Strong_20_Emphasis"><text:span text:style-name="T160">ové</text:span></text:span><text:span text:style-name="Strong_20_Emphasis"><text:span text:style-name="T153"> nedokázal</text:span></text:span><text:span text:style-name="Strong_20_Emphasis"><text:span text:style-name="T158">i</text:span></text:span><text:span text:style-name="Strong_20_Emphasis"><text:span text:style-name="T153"> zastavit </text:span></text:span><text:span text:style-name="Strong_20_Emphasis"><text:span text:style-name="T158">a zabránit mu ve splnění posvátné </text:span></text:span><text:span text:style-name="Strong_20_Emphasis"><text:span text:style-name="T161">přísahy</text:span></text:span><text:span text:style-name="Strong_20_Emphasis"><text:span text:style-name="T158">, </text:span></text:span><text:span text:style-name="Strong_20_Emphasis"><text:span text:style-name="T161">již složil</text:span></text:span><text:span text:style-name="Strong_20_Emphasis"><text:span text:style-name="T158"> při převzetí koruny </text:span></text:span><text:span text:style-name="Strong_20_Emphasis"><text:span text:style-name="T162">svého otce</text:span></text:span><text:span text:style-name="Strong_20_Emphasis"><text:span text:style-name="T158">: </text:span></text:span><text:span text:style-name="Strong_20_Emphasis"><text:span text:style-name="T161">ve</text:span></text:span><text:span text:style-name="Strong_20_Emphasis"><text:span text:style-name="T158"> jménu boha Árona</text:span></text:span><text:span text:style-name="Strong_20_Emphasis"><text:span text:style-name="T153"> srazit na kolena mocného </text:span></text:span><text:span text:style-name="Strong_20_Emphasis"><text:span text:style-name="T163">Artézského</text:span></text:span><text:span text:style-name="Strong_20_Emphasis"><text:span text:style-name="T153"> šáha a </text:span></text:span><text:span text:style-name="Strong_20_Emphasis"><text:span text:style-name="T164">konečně</text:span></text:span><text:span text:style-name="Strong_20_Emphasis"><text:span text:style-name="T153"> </text:span></text:span><text:span text:style-name="Strong_20_Emphasis"><text:span text:style-name="T158">tak</text:span></text:span><text:span text:style-name="Strong_20_Emphasis"><text:span text:style-name="T153"> ukončit </text:span></text:span><text:span text:style-name="Strong_20_Emphasis"><text:span text:style-name="T165">desítky let</text:span></text:span><text:span text:style-name="Strong_20_Emphasis"><text:span text:style-name="T153"> válčení </text:span></text:span><text:span text:style-name="Strong_20_Emphasis"><text:span text:style-name="T166">a utrpení</text:span></text:span><text:span text:style-name="Strong_20_Emphasis"><text:span text:style-name="T153">.</text:span></text:span></text:p>
      <text:h text:style-name="P13" text:outline-level="3"><text:span text:style-name="Strong_20_Emphasis">Dór</text:span><text:span text:style-name="Strong_20_Emphasis"><text:span text:style-name="T325">ské království</text:span></text:span></text:h>
      <text:p text:style-name="Text_20_Body_20_Full_20_Page"><text:span text:style-name="Strong_20_Emphasis"><text:span text:style-name="T292">Vypracované svaly na nahých tělech atletů pracují v dokonalém rytmu. </text:span></text:span><text:span text:style-name="Strong_20_Emphasis"><text:span text:style-name="T294">V</text:span></text:span><text:span text:style-name="Strong_20_Emphasis"><text:span text:style-name="T292">bíhají do poslední zatáčky. Davy šílí. Kdo </text:span></text:span><text:span text:style-name="Strong_20_Emphasis"><text:span text:style-name="T293">se stane</text:span></text:span><text:span text:style-name="Strong_20_Emphasis"><text:span text:style-name="T292"> jejich nejnovějším hrdinou?</text:span></text:span></text:p>
      <text:p text:style-name="P26"><text:span text:style-name="Strong_20_Emphasis"><text:span text:style-name="T12">Terén:<text:line-break/></text:span></text:span><text:span text:style-name="Strong_20_Emphasis"><text:span text:style-name="T31">Skalnaté</text:span></text:span><text:span text:style-name="Strong_20_Emphasis"><text:span text:style-name="T2"> pobřeží</text:span></text:span><text:span text:style-name="Strong_20_Emphasis"><text:span text:style-name="T9">, lesnaté vnitroze</text:span></text:span><text:span text:style-name="Strong_20_Emphasis"><text:span text:style-name="T10">m</text:span></text:span><text:span text:style-name="Strong_20_Emphasis"><text:span text:style-name="T9">í</text:span></text:span><text:span text:style-name="Strong_20_Emphasis"><text:span text:style-name="T11">, nízké kopce, krátké řeky.</text:span></text:span></text:p>
      <text:p text:style-name="P26"><text:span text:style-name="Strong_20_Emphasis"><text:span text:style-name="T12">Architektura:<text:line-break/></text:span></text:span><text:span text:style-name="Strong_20_Emphasis"><text:span text:style-name="T167">Mohutné, </text:span></text:span><text:span text:style-name="Strong_20_Emphasis"><text:span text:style-name="T168">žlábkované</text:span></text:span><text:span text:style-name="Strong_20_Emphasis"><text:span text:style-name="T167"> sloupy z vnějšku budov, stanová střecha s nízkým sklonem, </text:span></text:span><text:span text:style-name="Strong_20_Emphasis"><text:span text:style-name="T168">trojúhelníkové štíty.</text:span></text:span></text:p>
      <text:p text:style-name="P26"><text:soft-page-break/><text:span text:style-name="Strong_20_Emphasis"><text:span text:style-name="T13">Božstvo</text:span></text:span><text:span text:style-name="Strong_20_Emphasis"><text:span text:style-name="T14">:<text:line-break/></text:span></text:span><text:span text:style-name="Strong_20_Emphasis"><text:span text:style-name="T169">Áron, </text:span></text:span><text:span text:style-name="Strong_20_Emphasis"><text:span text:style-name="T170">bůh síly a války.</text:span></text:span></text:p>
      <text:p text:style-name="P26"><text:span text:style-name="Strong_20_Emphasis"><text:span text:style-name="T15">Role kněží a chrámů:<text:line-break/></text:span></text:span><text:span text:style-name="Strong_20_Emphasis"><text:span text:style-name="T32">Pořádání her, výuka mladých aristokratů, bojový vý</text:span></text:span><text:span text:style-name="Strong_20_Emphasis"><text:span text:style-name="T33">c</text:span></text:span><text:span text:style-name="Strong_20_Emphasis"><text:span text:style-name="T32">vik</text:span></text:span><text:span text:style-name="Strong_20_Emphasis"><text:span text:style-name="T34">, </text:span></text:span><text:span text:style-name="Strong_20_Emphasis"><text:span text:style-name="T35">oběti a obřady</text:span></text:span><text:span text:style-name="Strong_20_Emphasis"><text:span text:style-name="T32">.</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36">Zemi vládne král, města spravují triarchové. Daně vybírá aristokracie. </text:span></text:span><text:span text:style-name="Strong_20_Emphasis"><text:span text:style-name="T37">Dědičné otroctví.</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Pouze lidé mohou být aristokraty, pouze muži mohou být triarchem. </text:span></text:span><text:span text:style-name="Strong_20_Emphasis"><text:span text:style-name="T38">Lidé mají výraznou většinu i v nižších vrstvách.</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123">Dórština</text:span></text:span></text:p>
      <text:p text:style-name="P26"><text:span text:style-name="Strong_20_Emphasis"><text:span text:style-name="T21">Hodnoty:<text:line-break/></text:span></text:span><text:span text:style-name="Strong_20_Emphasis"><text:span text:style-name="T39">K</text:span></text:span><text:span text:style-name="Strong_20_Emphasis"><text:span text:style-name="T36">rása </text:span></text:span><text:span text:style-name="Strong_20_Emphasis"><text:span text:style-name="T39">a síla</text:span></text:span><text:span text:style-name="Strong_20_Emphasis"><text:span text:style-name="T36"> těla i duše, </text:span></text:span><text:span text:style-name="Strong_20_Emphasis"><text:span text:style-name="T39">sláva a veřejné uznání.</text:span></text:span></text:p>
      <text:p text:style-name="P26"><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39">Nepodložené pomluvy, veřejné zneuctění, </text:span></text:span><text:span text:style-name="Strong_20_Emphasis"><text:span text:style-name="T33">tělesná či duševní slabost.</text:span></text:span></text:p>
      <text:p text:style-name="P20"><text:span text:style-name="Strong_20_Emphasis"><text:span text:style-name="T172">Dórové jsou národem atletů a válečníků. Říká se, že Dór</text:span></text:span><text:span text:style-name="Strong_20_Emphasis"><text:span text:style-name="T173">ští</text:span></text:span><text:span text:style-name="Strong_20_Emphasis"><text:span text:style-name="T172"> aristokrat</text:span></text:span><text:span text:style-name="Strong_20_Emphasis"><text:span text:style-name="T173">é</text:span></text:span><text:span text:style-name="Strong_20_Emphasis"><text:span text:style-name="T172"> se naučí vládnou mečem a kopím dříve, než udělají svůj první krok.</text:span></text:span><text:span text:style-name="Strong_20_Emphasis"><text:span text:style-name="T173"> </text:span></text:span><text:span text:style-name="Strong_20_Emphasis"><text:span text:style-name="T174">M</text:span></text:span><text:span text:style-name="Strong_20_Emphasis"><text:span text:style-name="T173">usím </text:span></text:span><text:span text:style-name="Strong_20_Emphasis"><text:span text:style-name="T175">potvrdit</text:span></text:span><text:span text:style-name="Strong_20_Emphasis"><text:span text:style-name="T173">, že to není moc daleko od pravdy. Kněží boha Árona zasvěcují svůj život studiu boje </text:span></text:span><text:span text:style-name="Strong_20_Emphasis"><text:span text:style-name="T176">a dalších disciplín</text:span></text:span><text:span text:style-name="Strong_20_Emphasis"><text:span text:style-name="T173"> a své znalosti pak předávají </text:span></text:span><text:span text:style-name="Strong_20_Emphasis"><text:span text:style-name="T177">ostatním</text:span></text:span><text:span text:style-name="Strong_20_Emphasis"><text:span text:style-name="T173">. </text:span></text:span><text:span text:style-name="Strong_20_Emphasis"><text:span text:style-name="T178">Trénik a studium probíhá v atlétiích, kde </text:span></text:span><text:span text:style-name="Strong_20_Emphasis"><text:span text:style-name="T179">muži i ženy společně</text:span></text:span><text:span text:style-name="Strong_20_Emphasis"><text:span text:style-name="T178"> cvičí a studují nazí, </text:span></text:span><text:span text:style-name="Strong_20_Emphasis"><text:span text:style-name="T180">aby skrze svá vypracovaná těla projevili úctu</text:span></text:span><text:span text:style-name="Strong_20_Emphasis"><text:span text:style-name="T178"> bohu Áronovi.</text:span></text:span><text:span text:style-name="Strong_20_Emphasis"><text:span text:style-name="T173"><text:line-break/><text:tab/></text:span></text:span><text:span text:style-name="Strong_20_Emphasis"><text:span text:style-name="T181">Dórští aristokraté ale nejsou jen skvělými atlety a vojáky. </text:span></text:span><text:span text:style-name="Strong_20_Emphasis"><text:span text:style-name="T182">Kromě taktiky</text:span></text:span><text:span text:style-name="Strong_20_Emphasis"><text:span text:style-name="T181">, strategi</text:span></text:span><text:span text:style-name="Strong_20_Emphasis"><text:span text:style-name="T182">e</text:span></text:span><text:span text:style-name="Strong_20_Emphasis"><text:span text:style-name="T181"> a umění velitelské</text:span></text:span><text:span text:style-name="Strong_20_Emphasis"><text:span text:style-name="T182">ho studují</text:span></text:span><text:span text:style-name="Strong_20_Emphasis"><text:span text:style-name="T183"> také</text:span></text:span><text:span text:style-name="Strong_20_Emphasis"><text:span text:style-name="T181"> mno</text:span></text:span><text:span text:style-name="Strong_20_Emphasis"><text:span text:style-name="T182">h</text:span></text:span><text:span text:style-name="Strong_20_Emphasis"><text:span text:style-name="T184">é</text:span></text:span><text:span text:style-name="Strong_20_Emphasis"><text:span text:style-name="T181"> duševních disciplín</text:span></text:span><text:span text:style-name="Strong_20_Emphasis"><text:span text:style-name="T184">y</text:span></text:span><text:span text:style-name="Strong_20_Emphasis"><text:span text:style-name="T181">, protože </text:span></text:span><text:span text:style-name="Strong_20_Emphasis"><text:span text:style-name="T185">znalostí,</text:span></text:span><text:span text:style-name="Strong_20_Emphasis"><text:span text:style-name="T186"> lstivosti </text:span></text:span><text:span text:style-name="Strong_20_Emphasis"><text:span text:style-name="T187">a pohotové mysli</text:span></text:span><text:span text:style-name="Strong_20_Emphasis"><text:span text:style-name="T186"> si </text:span></text:span><text:span text:style-name="Strong_20_Emphasis"><text:span text:style-name="T185">Dórové</text:span></text:span><text:span text:style-name="Strong_20_Emphasis"><text:span text:style-name="T186"> považují stejně jako fyzické síly nebo rychlosti</text:span></text:span><text:span text:style-name="Strong_20_Emphasis"><text:span text:style-name="T181">.<text:line-break/></text:span></text:span><text:tab/> Dórská města spravují triarchové: archon řídí každodenní agendu, stratég velí posádce a hiero<text:span text:style-name="T326">ph</text:span>ant je zodpovědný za náboženské záležitosti, provoz atlétií a také <text:span text:style-name="T327">za</text:span> pořádání her <text:span text:style-name="T328">oslavujících boha Árona</text:span>, kde <text:span text:style-name="T329">nazí atleti soutěží v běhu, zápasu, </text:span>jezdectví <text:span text:style-name="T330">a</text:span> vozatajství <text:span text:style-name="T331">a probíhají zde filosofické disputace, rétorické proslovy,</text:span> hudební a divadelní představení <text:span text:style-name="T331">a deklamace epických ság</text:span>.<text:line-break/><text:tab/><text:span text:style-name="T332">Tyto hry vedou mladé Dóry ke zdravé soutěživosti. Vítězové jsou oslavováni stejně jako hrdinové slavných bitev či úspěšní vojevůdci. </text:span><text:soft-page-break/><text:span text:style-name="T332">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stejnou šanci a že je jen na něm, jak ji využije. Samozřejmě ale jen v mezích svého původu: Pouze lidé mohou být aristokraty, pouze muži se mohou stát triarchem a pokud je někdo otrokem, navždy jím zůstane.</text:span></text:p>
      <text:h text:style-name="P13" text:outline-level="3">Achájsk<text:span text:style-name="T324">é</text:span> měst<text:span text:style-name="T333">ské státy</text:span></text:h>
      <text:p text:style-name="Text_20_Body_20_Full_20_Page">Tvrdé kamenné lavice amfiteátru jsou přeplněné k prasknutí. Dnes se totiž k disputaci sešli scholarchové pěti nejslavnějších akademií. Dokonalou akustikou se nese <text:span text:style-name="T339">prudká</text:span> smršť argumentů v<text:span text:style-name="T339">e vyhrocené</text:span> bitvě intelektu. <text:span text:style-name="T340">Před očima občanů vzniká moudrost věků.</text:span></text:p>
      <text:p text:style-name="P26"><text:span text:style-name="Strong_20_Emphasis"><text:span text:style-name="T12">Terén:<text:line-break/></text:span></text:span><text:span text:style-name="Strong_20_Emphasis"><text:span text:style-name="T40">Poloostrov s č</text:span></text:span><text:span text:style-name="Strong_20_Emphasis"><text:span text:style-name="T3">lenit</text:span></text:span><text:span text:style-name="Strong_20_Emphasis"><text:span text:style-name="T4">ým</text:span></text:span><text:span text:style-name="Strong_20_Emphasis"><text:span text:style-name="T2"> pobřeží</text:span></text:span><text:span text:style-name="Strong_20_Emphasis"><text:span text:style-name="T4">m</text:span></text:span><text:span text:style-name="Strong_20_Emphasis"><text:span text:style-name="T2">, lesnat</text:span></text:span><text:span text:style-name="Strong_20_Emphasis"><text:span text:style-name="T4">ým</text:span></text:span><text:span text:style-name="Strong_20_Emphasis"><text:span text:style-name="T2"> vnitroze</text:span></text:span><text:span text:style-name="Strong_20_Emphasis"><text:span text:style-name="T5">m</text:span></text:span><text:span text:style-name="Strong_20_Emphasis"><text:span text:style-name="T2">í</text:span></text:span><text:span text:style-name="Strong_20_Emphasis"><text:span text:style-name="T4">m</text:span></text:span><text:span text:style-name="Strong_20_Emphasis"><text:span text:style-name="T3">, nízk</text:span></text:span><text:span text:style-name="Strong_20_Emphasis"><text:span text:style-name="T4">ými</text:span></text:span><text:span text:style-name="Strong_20_Emphasis"><text:span text:style-name="T3"> kopc</text:span></text:span><text:span text:style-name="Strong_20_Emphasis"><text:span text:style-name="T4">i a</text:span></text:span><text:span text:style-name="Strong_20_Emphasis"><text:span text:style-name="T3"> krátk</text:span></text:span><text:span text:style-name="Strong_20_Emphasis"><text:span text:style-name="T4">ými</text:span></text:span><text:span text:style-name="Strong_20_Emphasis"><text:span text:style-name="T3"> řek</text:span></text:span><text:span text:style-name="Strong_20_Emphasis"><text:span text:style-name="T4">ami</text:span></text:span><text:span text:style-name="Strong_20_Emphasis"><text:span text:style-name="T3">.</text:span></text:span></text:p>
      <text:p text:style-name="P26"><text:span text:style-name="Strong_20_Emphasis"><text:span text:style-name="T12">Architektura:<text:line-break/></text:span></text:span><text:span text:style-name="Strong_20_Emphasis"><text:span text:style-name="T188">Štíhlé</text:span></text:span><text:span text:style-name="Strong_20_Emphasis"><text:span text:style-name="T167">, </text:span></text:span><text:span text:style-name="Strong_20_Emphasis"><text:span text:style-name="T168">žlábkované</text:span></text:span><text:span text:style-name="Strong_20_Emphasis"><text:span text:style-name="T167"> sloupy </text:span></text:span><text:span text:style-name="Strong_20_Emphasis"><text:span text:style-name="T188">se zdobenou hlavicí</text:span></text:span><text:span text:style-name="Strong_20_Emphasis"><text:span text:style-name="T167"> z vnějšku budov, stanová střecha s nízkým sklonem, </text:span></text:span><text:span text:style-name="Strong_20_Emphasis"><text:span text:style-name="T168">trojúhelníkové štíty.</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41">Sófós</text:span></text:span><text:span text:style-name="Strong_20_Emphasis"><text:span text:style-name="T42">, </text:span></text:span><text:span text:style-name="Strong_20_Emphasis"><text:span text:style-name="T43">bůh </text:span></text:span><text:span text:style-name="Strong_20_Emphasis"><text:span text:style-name="T41">moudrosti</text:span></text:span><text:span text:style-name="Strong_20_Emphasis"><text:span text:style-name="T43">.</text:span></text:span></text:p>
      <text:p text:style-name="P26"><text:span text:style-name="Strong_20_Emphasis"><text:span text:style-name="T15">Role kněží a chrámů:<text:line-break/></text:span></text:span><text:span text:style-name="Strong_20_Emphasis"><text:span text:style-name="T41">Shromažďování a uchovávání knih a znalostí</text:span></text:span><text:span text:style-name="Strong_20_Emphasis"><text:span text:style-name="T34">, </text:span></text:span><text:span text:style-name="Strong_20_Emphasis"><text:span text:style-name="T35">oběti a obřady</text:span></text:span><text:span text:style-name="Strong_20_Emphasis"><text:span text:style-name="T32">.</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44">Demokratické městské státy</text:span></text:span><text:span text:style-name="Strong_20_Emphasis"><text:span text:style-name="T36">. </text:span></text:span><text:span text:style-name="Strong_20_Emphasis"><text:span text:style-name="T45">Dědičné otroctví.</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46">Rovnocenné postavení všech ras, </text:span></text:span><text:span text:style-name="Strong_20_Emphasis"><text:span text:style-name="T47">ale</text:span></text:span><text:span text:style-name="Strong_20_Emphasis"><text:span text:style-name="T46"> </text:span></text:span><text:span text:style-name="Strong_20_Emphasis"><text:span text:style-name="T48">většina jsou lidé</text:span></text:span><text:span text:style-name="Strong_20_Emphasis"><text:span text:style-name="T36">.</text:span></text:span></text:p>
      <text:p text:style-name="P26"><text:soft-page-break/><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49">Achájština</text:span></text:span></text:p>
      <text:p text:style-name="P26"><text:span text:style-name="Strong_20_Emphasis"><text:span text:style-name="T21">Hodnoty:<text:line-break/></text:span></text:span><text:span text:style-name="Strong_20_Emphasis"><text:span text:style-name="T50">Logika a kritické myšlení, znalosti, všestrannost</text:span></text:span><text:span text:style-name="Strong_20_Emphasis"><text:span text:style-name="T39">.</text:span></text:span></text:p>
      <text:p text:style-name="P25"><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39">N</text:span></text:span><text:span text:style-name="Strong_20_Emphasis"><text:span text:style-name="T49">ásilí, </text:span></text:span><text:span text:style-name="Strong_20_Emphasis"><text:span text:style-name="T51">tyranie</text:span></text:span><text:span text:style-name="Strong_20_Emphasis"><text:span text:style-name="T33">.</text:span></text:span></text:p>
      <text:p text:style-name="P16">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334">ukáží</text:span> každému, kdo o to požádá. Mladí občané se vzdělávají v akademiích, kde také probíhají veřejné filosofické disputace. <text:span text:style-name="T335">V Sófópolisu, největším Achájském městě, sídlí slepý věštec, který v posvátném transu tlumočí božskou moudrost obyčejným lidem. Všichni mocní a bohatí Achájci a nezřídka i velmoži z jiných národů se s ním radí před každým opravdu důležitým rozhodnutím.</text:span><text:line-break/><text:tab/>Achájská města nemají vládce. <text:span text:style-name="T336">O</text:span> všem důležitém rozhodují hlasováním všichni občané a o všední záležitosti se stará městská rada <text:span text:style-name="T337">vybraná</text:span> náhodným losem. Občanem se může stát kdokoliv a nejspíš právě proto je mezi Achájci mnohem více elfů, trpaslíků a kudůků, než je běžné v Dórském království.</text:p>
      <text:h text:style-name="P13" text:outline-level="3"><text:span text:style-name="T333">Icén</text:span>sk<text:span text:style-name="T324">é obchodní</text:span> <text:span text:style-name="T333">přístavy</text:span></text:h>
      <text:p text:style-name="Text_20_Body_20_Full_20_Page"><text:span text:style-name="T343">Přes b</text:span>urácející návaly vichru <text:span text:style-name="T343">je jen slabě slyšet</text:span> skřípění dřevěného trupu lodi. Plachty jsou napnuté k prasknutí, ale silné paže kapitána pevně drží kurs. <text:span text:style-name="T342">Jeho odhodlané oči hledí k přístavu, kde zítra vyloží svůj náklad.</text:span></text:p>
      <text:p text:style-name="P26"><text:span text:style-name="Strong_20_Emphasis"><text:span text:style-name="T12">Terén:<text:line-break/></text:span></text:span><text:span text:style-name="Strong_20_Emphasis"><text:span text:style-name="T52">L</text:span></text:span><text:span text:style-name="Strong_20_Emphasis"><text:span text:style-name="T6">esnaté ostrovy, pobřeží vnitřního moře</text:span></text:span><text:span text:style-name="Strong_20_Emphasis"><text:span text:style-name="T3">.</text:span></text:span></text:p>
      <text:p text:style-name="P26"><text:soft-page-break/><text:span text:style-name="Strong_20_Emphasis"><text:span text:style-name="T12">Architektura:<text:line-break/></text:span></text:span><text:span text:style-name="Strong_20_Emphasis"><text:span text:style-name="T189">Masivní stavby z glazovaných pálených cihel</text:span></text:span><text:span text:style-name="Strong_20_Emphasis"><text:span text:style-name="T168">.</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53">Išara,</text:span></text:span><text:span text:style-name="Strong_20_Emphasis"><text:span text:style-name="T41"> </text:span></text:span><text:span text:style-name="Strong_20_Emphasis"><text:span text:style-name="T53">bohyně </text:span></text:span><text:span text:style-name="Strong_20_Emphasis"><text:span text:style-name="T54">smluv, obchodu a řemesel</text:span></text:span><text:span text:style-name="Strong_20_Emphasis"><text:span text:style-name="T43">.</text:span></text:span></text:p>
      <text:p text:style-name="P26"><text:span text:style-name="Strong_20_Emphasis"><text:span text:style-name="T15">Role kněží a chrámů:<text:line-break/></text:span></text:span><text:span text:style-name="Strong_20_Emphasis"><text:span text:style-name="T34">Uzavírání a uchovávání smluv</text:span></text:span><text:span text:style-name="Strong_20_Emphasis"><text:span text:style-name="T32">, </text:span></text:span><text:span text:style-name="Strong_20_Emphasis"><text:span text:style-name="T34">rozhodování sporů, výuka obchodu a řemesel, poskytování půjček, </text:span></text:span><text:span text:style-name="Strong_20_Emphasis"><text:span text:style-name="T35">oběti a obřady</text:span></text:span><text:span text:style-name="Strong_20_Emphasis"><text:span text:style-name="T34">.</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55">Města vedená senátem složeným z nejbohatších občanů</text:span></text:span><text:span text:style-name="Strong_20_Emphasis"><text:span text:style-name="T36">. </text:span></text:span><text:span text:style-name="Strong_20_Emphasis"><text:span text:style-name="T56">Otroctví při insolvenci, ale s možností se vyplatit ze mzdy.</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46">Rovnocenné postavení všech ras, </text:span></text:span><text:span text:style-name="Strong_20_Emphasis"><text:span text:style-name="T57">lidé jsou v menšině</text:span></text:span><text:span text:style-name="Strong_20_Emphasis"><text:span text:style-name="T36">.</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58">Icénština</text:span></text:span></text:p>
      <text:p text:style-name="P26"><text:span text:style-name="Strong_20_Emphasis"><text:span text:style-name="T21">Hodnoty:<text:line-break/></text:span></text:span><text:span text:style-name="Strong_20_Emphasis"><text:span text:style-name="T59">Úspěch, bohatství, pohodlný život</text:span></text:span><text:span text:style-name="Strong_20_Emphasis"><text:span text:style-name="T39">.</text:span></text:span></text:p>
      <text:p text:style-name="P25"><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60">Porušení smlouvy, neplacení dluhů, </text:span></text:span><text:span text:style-name="Strong_20_Emphasis"><text:span text:style-name="T61">chudoba</text:span></text:span><text:span text:style-name="Strong_20_Emphasis"><text:span text:style-name="T33">.</text:span></text:span></text:p>
      <text:p text:style-name="P17">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posvátné. Kněžky je následně přepisují na hliněné destičky, aby je 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text:soft-page-break/>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p>
      <text:h text:style-name="P13" text:outline-level="3">Artézie</text:h>
      <text:p text:style-name="Text_20_Body_20_Full_20_Page"><text:span text:style-name="Strong_20_Emphasis"><text:span text:style-name="T295">Chodbami prázdného paláce se rozléhají kroky Dórských vojáků. </text:span></text:span><text:span text:style-name="Strong_20_Emphasis"><text:span text:style-name="T296">Nádhernou mozaiku hyzdí krvavá skvrna. </text:span></text:span><text:span text:style-name="Strong_20_Emphasis"><text:span text:style-name="T297">Šáh je mrtev a jeho lid klečí v troskách kdysi mocné říše.</text:span></text:span></text:p>
      <text:p text:style-name="P26"><text:span text:style-name="Strong_20_Emphasis"><text:span text:style-name="T12">Terén:<text:line-break/></text:span></text:span><text:span text:style-name="Strong_20_Emphasis"><text:span text:style-name="T62">Rozlehlá kotlina</text:span></text:span><text:span text:style-name="Strong_20_Emphasis"><text:span text:style-name="T6"> </text:span></text:span><text:span text:style-name="Strong_20_Emphasis"><text:span text:style-name="T7">ohraničená vysokými horami </text:span></text:span><text:span text:style-name="Strong_20_Emphasis"><text:span text:style-name="T8">s veletokem uprostřed</text:span></text:span><text:span text:style-name="Strong_20_Emphasis"><text:span text:style-name="T3">.</text:span></text:span></text:p>
      <text:p text:style-name="P26"><text:span text:style-name="Strong_20_Emphasis"><text:span text:style-name="T12">Architektura:<text:line-break/></text:span></text:span><text:span text:style-name="Strong_20_Emphasis"><text:span text:style-name="T190">L</text:span></text:span><text:span text:style-name="Strong_20_Emphasis"><text:span text:style-name="T191">omené oblouky, vysoké, štíhlé věže, ornamentální koberce a mozaiky. </text:span></text:span><text:span text:style-name="Strong_20_Emphasis"><text:span text:style-name="T192">Stupňovitá města vytesaná do úbočí hor. </text:span></text:span><text:span text:style-name="Strong_20_Emphasis"><text:span text:style-name="T193">Zbytky prastarých, kolosálních staveb. Kvalitní silnice.</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63">Ahura</text:span></text:span><text:span text:style-name="Strong_20_Emphasis"><text:span text:style-name="T53">,</text:span></text:span><text:span text:style-name="Strong_20_Emphasis"><text:span text:style-name="T41"> </text:span></text:span><text:span text:style-name="Strong_20_Emphasis"><text:span text:style-name="T53">bohyně </text:span></text:span><text:span text:style-name="Strong_20_Emphasis"><text:span text:style-name="T63">pravdy a očistných plamenů</text:span></text:span><text:span text:style-name="Strong_20_Emphasis"><text:span text:style-name="T43">.</text:span></text:span></text:p>
      <text:p text:style-name="P26"><text:span text:style-name="Strong_20_Emphasis"><text:span text:style-name="T15">Role kněží a chrámů:<text:line-break/></text:span></text:span><text:span text:style-name="Strong_20_Emphasis"><text:span text:style-name="T64">Původně výběr daní</text:span></text:span><text:span text:style-name="Strong_20_Emphasis"><text:span text:style-name="T65"> </text:span></text:span><text:span text:style-name="Strong_20_Emphasis"><text:span text:style-name="T66">a</text:span></text:span><text:span text:style-name="Strong_20_Emphasis"><text:span text:style-name="T67"> rozhodování sporů</text:span></text:span><text:span text:style-name="Strong_20_Emphasis"><text:span text:style-name="T65">, </text:span></text:span><text:span text:style-name="Strong_20_Emphasis"><text:span text:style-name="T66">nyní jen</text:span></text:span><text:span text:style-name="Strong_20_Emphasis"><text:span text:style-name="T68"> provádění obřadů </text:span></text:span><text:span text:style-name="Strong_20_Emphasis"><text:span text:style-name="T69">a plamenných obětí</text:span></text:span><text:span text:style-name="Strong_20_Emphasis"><text:span text:style-name="T34">.</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70">Původně sedm urozených rodů se šáhem v čele říše </text:span></text:span><text:span text:style-name="Strong_20_Emphasis"><text:span text:style-name="T71">a </text:span></text:span><text:span text:style-name="Strong_20_Emphasis"><text:span text:style-name="T72">jím</text:span></text:span><text:span text:style-name="Strong_20_Emphasis"><text:span text:style-name="T71"> jmenovanými s</text:span></text:span><text:span text:style-name="Strong_20_Emphasis"><text:span text:style-name="T72">právci v čele satrapií</text:span></text:span><text:span text:style-name="Strong_20_Emphasis"><text:span text:style-name="T70">, nyní</text:span></text:span><text:span text:style-name="Strong_20_Emphasis"><text:span text:style-name="T73"> správci z řad Dórské aristokracie a </text:span></text:span><text:span text:style-name="Strong_20_Emphasis"><text:span text:style-name="T74">dosazení</text:span></text:span><text:span text:style-name="Strong_20_Emphasis"><text:span text:style-name="T73"> úředníci</text:span></text:span><text:span text:style-name="Strong_20_Emphasis"><text:span text:style-name="T36">. </text:span></text:span><text:span text:style-name="Strong_20_Emphasis"><text:span text:style-name="T75">Původně zákaz otroctví, nyní Dórský systém dědičného otroctví.</text:span></text:span></text:p>
      <text:p text:style-name="P26"><text:soft-page-break/><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76">Původně r</text:span></text:span><text:span text:style-name="Strong_20_Emphasis"><text:span text:style-name="T46">ovnocenné postavení všech ras </text:span></text:span><text:span text:style-name="Strong_20_Emphasis"><text:span text:style-name="T76">s rovnoměrným zastoupením, nyní je vládnoucí vrstva čistě lidská.</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77">Artézština</text:span></text:span></text:p>
      <text:p text:style-name="P26"><text:span text:style-name="Strong_20_Emphasis"><text:span text:style-name="T21">Hodnoty:<text:line-break/></text:span></text:span><text:span text:style-name="Strong_20_Emphasis"><text:span text:style-name="T78">Původně p</text:span></text:span><text:span text:style-name="Strong_20_Emphasis"><text:span text:style-name="T79">ravdomluvnost, </text:span></text:span><text:span text:style-name="Strong_20_Emphasis"><text:span text:style-name="T78">dodržování slibů a závazků</text:span></text:span><text:span text:style-name="Strong_20_Emphasis"><text:span text:style-name="T39">. </text:span></text:span><text:span text:style-name="Strong_20_Emphasis"><text:span text:style-name="T80">Nyní vládnoucí vrstva uznává Dórské hodnoty.</text:span></text:span></text:p>
      <text:p text:style-name="P25"><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194">L</text:span></text:span><text:span text:style-name="Strong_20_Emphasis"><text:span text:style-name="T81">ež, porušení slibu</text:span></text:span><text:span text:style-name="Strong_20_Emphasis"><text:span text:style-name="T33">.</text:span></text:span></text:p>
      <text:p text:style-name="P18"><text:span text:style-name="T338">Artézané jsou podrobeným národem se slavnou minulostí. Ještě dlouho po smrti posledního šáha se snažili vzdorovat Dórské nadvládě, všechna povstání byla ale krvavě potlačena. Přeživší Artézané, přestože nejsou zotročeni, se tak dozajista chovají. Chodí shrbeni s pohledem skloněným k zemi a v obavě před všudypřítomnými udavači raději mlčí a snaží se neupoutat pozornost.<text:line-break/><text:tab/>Urození vládci sedmi mocných Artézkých rodů byli do jednoho popraveni a jejich potomci museli ze své země utéct, jinak by je potkal stejný konec. Kdysi pestrá společnost, kde bylo možné potkat bohaté a urozené elfy, kudůky i trpaslíky, se tím zcela změnila. Do vyprázdněných paláců se nastěhovali lidští správci a dosazení úředníci, kteří tak rázem získali nebývalý vliv a bohatství. Žádný se však neodváží vyjít bez ozbrojeného doprovodu a nemálo jich napětí nevydrželo a vrátili se zpět na západ, kde sice nemají tak vysoké postavení, ale mohou chodit spát bez obavy, jestli se ráno probudí.<text:line-break/><text:tab/>Artézskou bohyní je Ahura, zosobnění pravdy. Jejím symbolem je posvátný plamen, jenž dokáže očistit hříšnou duši od lži. Artézané tedy nikdy nelžou a posvátné jsou pro ně i všechny sliby a závazky, protože jejich porušení by znamenalo, že lhali. Zato jsou však mistři v říkání polopravd a v uhýbání před odpovědí. Po porážce Dórskou říší se jejich pravdomluvnost obrátila proti nim – než aby lhali, neříkali nic. To utlačitele dohánělo k zuřivosti a nezřídka nařizovali hromadné popravy ve snaze Artézany zastrašit a donutit ke </text:span><text:soft-page-break/><text:span text:style-name="T338">spolupráci.<text:line-break/><text:tab/>Artézské chrámy jsou otevřené do čtyř stran, aby všichni viděli na posvátný plamen uprostřed. Původní systém, kde chrámy vybíraly příspěvky a předávali je vládci, Filip Veliký nahradil Dórským, kde daně vybírají aristokraté. Ahuřiny chrámy tím přišly o svůj tradiční zdroj příjmů a musí se teď spoléhat na milodary a výnosy z případného majetku. Kněží je teď díky tomu méně a mají menší vliv, zato víra prostých lidí je mnohem silnější a osobnější, protože pro ně představuje slavnou a bohatou minulost národa a plamen odporu proti utlačovatelům.</text:span></text:p>
      <text:h text:style-name="P12" text:outline-level="2"><text:bookmark-start text:name="__RefHeading___Toc11617_3822276627"/><text:span text:style-name="Strong_20_Emphasis">Severské klany</text:span><text:bookmark-end text:name="__RefHeading___Toc11617_3822276627"/></text:h>
      <text:p text:style-name="Text_20_Body_20_Full_20_Page"><text:span text:style-name="Strong_20_Emphasis"><text:span text:style-name="T124">Severní vítr rozdmýchává dohasínající hranici. Z vesnice se ozývá zvonění kovářských kladiv. Na prolitou krev je jen jedna odpověď</text:span></text:span><text:span text:style-name="Strong_20_Emphasis"><text:span text:style-name="T301">,</text:span></text:span><text:span text:style-name="Strong_20_Emphasis"><text:span text:style-name="T124"> </text:span></text:span><text:span text:style-name="Strong_20_Emphasis"><text:span text:style-name="T301">s</text:span></text:span><text:span text:style-name="Strong_20_Emphasis"><text:span text:style-name="T299">mrt</text:span></text:span><text:span text:style-name="Strong_20_Emphasis"><text:span text:style-name="T298"> bratra </text:span></text:span><text:span text:style-name="Strong_20_Emphasis"><text:span text:style-name="T300">z klanu</text:span></text:span><text:span text:style-name="Strong_20_Emphasis"><text:span text:style-name="T124"> </text:span></text:span><text:span text:style-name="Strong_20_Emphasis"><text:span text:style-name="T301">bude</text:span></text:span><text:span text:style-name="Strong_20_Emphasis"><text:span text:style-name="T124"> pomstěna.</text:span></text:span></text:p>
      <text:p text:style-name="P26"><text:span text:style-name="Strong_20_Emphasis"><text:span text:style-name="T12">Terén:<text:line-break/></text:span></text:span><text:span text:style-name="Strong_20_Emphasis"><text:span text:style-name="T82">Fjordy, jezera, </text:span></text:span><text:span text:style-name="Strong_20_Emphasis"><text:span text:style-name="T83">lesy,</text:span></text:span><text:span text:style-name="Strong_20_Emphasis"><text:span text:style-name="T82"> ledovce, prudké řeky.</text:span></text:span></text:p>
      <text:p text:style-name="P26"><text:span text:style-name="Strong_20_Emphasis"><text:span text:style-name="T12">Architektura:<text:line-break/></text:span></text:span><text:span text:style-name="Strong_20_Emphasis"><text:span text:style-name="T84">Dřevěné stavby, </text:span></text:span><text:span text:style-name="Strong_20_Emphasis"><text:span text:style-name="T85">kamenné domy a tvrze</text:span></text:span><text:span text:style-name="Strong_20_Emphasis"><text:span text:style-name="T86">.</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87">Hókar, bůh oceli a klanové cti</text:span></text:span><text:span text:style-name="Strong_20_Emphasis"><text:span text:style-name="T43">.</text:span></text:span></text:p>
      <text:p text:style-name="P26"><text:span text:style-name="Strong_20_Emphasis"><text:span text:style-name="T15">Role kněží a chrámů:<text:line-break/></text:span></text:span><text:span text:style-name="Strong_20_Emphasis"><text:span text:style-name="T88">Vyprávění ság a pověstí, předávání znalostí, </text:span></text:span><text:span text:style-name="Strong_20_Emphasis"><text:span text:style-name="T89">obřady</text:span></text:span><text:span text:style-name="Strong_20_Emphasis"><text:span text:style-name="T34">.</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90">Klany</text:span></text:span><text:span text:style-name="Strong_20_Emphasis"><text:span text:style-name="T75">.</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90">Zhruba polovina klanů je lidská, zby</text:span></text:span><text:span text:style-name="Strong_20_Emphasis"><text:span text:style-name="T122">lé</text:span></text:span><text:span text:style-name="Strong_20_Emphasis"><text:span text:style-name="T90"> jsou elfské a trpaslické</text:span></text:span><text:span text:style-name="Strong_20_Emphasis"><text:span text:style-name="T76">. </text:span></text:span><text:span text:style-name="Strong_20_Emphasis"><text:span text:style-name="T90">Kudůci zde žijí jen jako jednotlivci.</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69">Severština</text:span></text:span></text:p>
      <text:p text:style-name="P26"><text:span text:style-name="Strong_20_Emphasis"><text:span text:style-name="T21">Hodnoty:<text:line-break/></text:span></text:span><text:span text:style-name="Strong_20_Emphasis"><text:span text:style-name="T91">Klanová čest, úcta ke starším </text:span></text:span><text:span text:style-name="Strong_20_Emphasis"><text:span text:style-name="T92">a předkům</text:span></text:span><text:span text:style-name="Strong_20_Emphasis"><text:span text:style-name="T80">. </text:span></text:span><text:span text:style-name="Strong_20_Emphasis"><text:span text:style-name="T93">Krevní msta.</text:span></text:span></text:p>
      <text:p text:style-name="P26"><text:soft-page-break/><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93">Zneuctění klanu, vražda</text:span></text:span><text:span text:style-name="Strong_20_Emphasis"><text:span text:style-name="T33">.</text:span></text:span></text:p>
      <text:p text:style-name="P18"><text:span text:style-name="Strong_20_Emphasis"><text:span text:style-name="T195">Norgardové, známí </text:span></text:span><text:span text:style-name="Strong_20_Emphasis"><text:span text:style-name="T196">častěji</text:span></text:span><text:span text:style-name="Strong_20_Emphasis"><text:span text:style-name="T195"> jako Seveřani, jsou národem lovců, </text:span></text:span><text:span text:style-name="Strong_20_Emphasis"><text:span text:style-name="T197">chovatelů</text:span></text:span><text:span text:style-name="Strong_20_Emphasis"><text:span text:style-name="T195"> a </text:span></text:span><text:span text:style-name="Strong_20_Emphasis"><text:span text:style-name="T198">klanových válečníků. </text:span></text:span><text:span text:style-name="Strong_20_Emphasis"><text:span text:style-name="T199">Klanová příslušnost je pro ně posvátná. </text:span></text:span><text:span text:style-name="Strong_20_Emphasis"><text:span text:style-name="T200">Existuje</text:span></text:span><text:span text:style-name="Strong_20_Emphasis"><text:span text:style-name="T201"> několik elfských a trpaslických klanů, ale žádný kudůcký. </text:span></text:span><text:span text:style-name="Strong_20_Emphasis"><text:span text:style-name="T202">Několik jich v této</text:span></text:span><text:span text:style-name="Strong_20_Emphasis"><text:span text:style-name="T201"> drsné a nehostinné zemi žij</text:span></text:span><text:span text:style-name="Strong_20_Emphasis"><text:span text:style-name="T202">e</text:span></text:span><text:span text:style-name="Strong_20_Emphasis"><text:span text:style-name="T201">, </text:span></text:span><text:span text:style-name="Strong_20_Emphasis"><text:span text:style-name="T202">ale</text:span></text:span><text:span text:style-name="Strong_20_Emphasis"><text:span text:style-name="T201"> jsou </text:span></text:span><text:span text:style-name="Strong_20_Emphasis"><text:span text:style-name="T202">povětšinou</text:span></text:span><text:span text:style-name="Strong_20_Emphasis"><text:span text:style-name="T201"> trpěni jako cizinci. </text:span></text:span><text:span text:style-name="Strong_20_Emphasis"><text:span text:style-name="T202">Jen výjimečně se stává, že je některý přijat</text:span></text:span><text:span text:style-name="Strong_20_Emphasis"><text:span text:style-name="T201"> do </text:span></text:span><text:span text:style-name="Strong_20_Emphasis"><text:span text:style-name="T203">jednoho</text:span></text:span><text:span text:style-name="Strong_20_Emphasis"><text:span text:style-name="T201"> z klanů na základě hrdinského a obětavého jednání, </text:span></text:span><text:span text:style-name="Strong_20_Emphasis"><text:span text:style-name="T202">ačkoliv s </text:span></text:span><text:span text:style-name="Strong_20_Emphasis"><text:span text:style-name="T204">ním</text:span></text:span><text:span text:style-name="Strong_20_Emphasis"><text:span text:style-name="T202"> není pokrevně spřízněn</text:span></text:span><text:span text:style-name="Strong_20_Emphasis"><text:span text:style-name="T201">.<text:line-break/><text:tab/>Patronem</text:span></text:span><text:span text:style-name="Strong_20_Emphasis"><text:span text:style-name="T205"> všech No</text:span></text:span><text:span text:style-name="Strong_20_Emphasis"><text:span text:style-name="T124">rgardů</text:span></text:span><text:span text:style-name="Strong_20_Emphasis"><text:span text:style-name="T205"> je </text:span></text:span><text:span text:style-name="Strong_20_Emphasis"><text:span text:style-name="T199">severský bůh Hókar, </text:span></text:span><text:span text:style-name="Strong_20_Emphasis"><text:span text:style-name="T206">který jim daroval oheň </text:span></text:span><text:span text:style-name="Strong_20_Emphasis"><text:span text:style-name="T207">a</text:span></text:span><text:span text:style-name="Strong_20_Emphasis"><text:span text:style-name="T206"> tajemství oceli </text:span></text:span><text:span text:style-name="Strong_20_Emphasis"><text:span text:style-name="T199">výměnou za slib, </text:span></text:span><text:span text:style-name="Strong_20_Emphasis"><text:span text:style-name="T201">že tvrdě potrestají jakékoliv nečestné jednání.</text:span></text:span><text:span text:style-name="Strong_20_Emphasis"><text:span text:style-name="T199"> </text:span></text:span><text:span text:style-name="Strong_20_Emphasis"><text:span text:style-name="T208">P</text:span></text:span><text:span text:style-name="Strong_20_Emphasis"><text:span text:style-name="T199">okud je někdo z klanu zabit </text:span></text:span><text:span text:style-name="Strong_20_Emphasis"><text:span text:style-name="T209">a viník se nepřizná a nenabídne adekvátní odškodné</text:span></text:span><text:span text:style-name="Strong_20_Emphasis"><text:span text:style-name="T199">, ostatní jsou povinni smrt pomstít. </text:span></text:span><text:span text:style-name="Strong_20_Emphasis"><text:span text:style-name="T210">Taková k</text:span></text:span><text:span text:style-name="Strong_20_Emphasis"><text:span text:style-name="T211">revní msta nezřídka vede ke vleklým a krvavým klanovým válkám, </text:span></text:span><text:span text:style-name="Strong_20_Emphasis"><text:span text:style-name="T212">a proto Norgardové téměř nikdy nežijí v míru.</text:span></text:span></text:p>
      <text:h text:style-name="P12" text:outline-level="2"><text:bookmark-start text:name="__RefHeading___Toc11619_3822276627"/><text:span text:style-name="Strong_20_Emphasis">Kemet</text:span><text:bookmark-end text:name="__RefHeading___Toc11619_3822276627"/></text:h>
      <text:p text:style-name="P22"><text:span text:style-name="Strong_20_Emphasis"><text:span text:style-name="T305">Shromážděné zástupy </text:span></text:span><text:span text:style-name="Strong_20_Emphasis"><text:span text:style-name="T306">klekají</text:span></text:span><text:span text:style-name="Strong_20_Emphasis"><text:span text:style-name="T305"> čelem k zemi. </text:span></text:span><text:span text:style-name="Strong_20_Emphasis"><text:span text:style-name="T304">Ze ska</text:span></text:span><text:span text:style-name="Strong_20_Emphasis"><text:span text:style-name="T305">l</text:span></text:span><text:span text:style-name="Strong_20_Emphasis"><text:span text:style-name="T304">ního chrámu vychází </text:span></text:span><text:span text:style-name="Strong_20_Emphasis"><text:span text:style-name="T305">procesí</text:span></text:span><text:span text:style-name="Strong_20_Emphasis"><text:span text:style-name="T304"> kněží,</text:span></text:span><text:span text:style-name="Strong_20_Emphasis"><text:span text:style-name="T303"> </text:span></text:span><text:span text:style-name="Strong_20_Emphasis"><text:span text:style-name="T307">n</text:span></text:span><text:span text:style-name="Strong_20_Emphasis"><text:span text:style-name="T304">a vysokém stolci nesou nejmocnější že</text:span></text:span><text:span text:style-name="Strong_20_Emphasis"><text:span text:style-name="T307">n</text:span></text:span><text:span text:style-name="Strong_20_Emphasis"><text:span text:style-name="T304">u světa. Nad obzorem vyšel zlatě žhnoucí kotouč. Bohyně shlíží na svůj lid.</text:span></text:span></text:p>
      <text:p text:style-name="P26"><text:span text:style-name="Strong_20_Emphasis"><text:span text:style-name="T12">Terén:<text:line-break/></text:span></text:span><text:span text:style-name="Strong_20_Emphasis"><text:span text:style-name="T94">Ú</text:span></text:span><text:span text:style-name="Strong_20_Emphasis"><text:span text:style-name="T95">rodná údolí obklopená pouští, na severu rozlehlá prop</text:span></text:span><text:span text:style-name="Strong_20_Emphasis"><text:span text:style-name="T96">oje</text:span></text:span><text:span text:style-name="Strong_20_Emphasis"><text:span text:style-name="T95">ná delta tří Kemetských veletoků.</text:span></text:span></text:p>
      <text:p text:style-name="P26"><text:span text:style-name="Strong_20_Emphasis"><text:span text:style-name="T12">Architektura:<text:line-break/></text:span></text:span><text:span text:style-name="Strong_20_Emphasis"><text:span text:style-name="T97">Obelisky, chrámy a města vytesaná přímo do skály. </text:span></text:span><text:span text:style-name="Strong_20_Emphasis"><text:span text:style-name="T98">Na severu chýše ze dřeva, jílu a rákosu</text:span></text:span><text:span text:style-name="Strong_20_Emphasis"><text:span text:style-name="T86">.</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99">Sluneční bohyně Sárí</text:span></text:span><text:span text:style-name="Strong_20_Emphasis"><text:span text:style-name="T43">.</text:span></text:span></text:p>
      <text:p text:style-name="P26"><text:span text:style-name="Strong_20_Emphasis"><text:span text:style-name="T15">Role kněží a chrámů:<text:line-break/></text:span></text:span><text:span text:style-name="Strong_20_Emphasis"><text:span text:style-name="T100">Administrativa, skladování úrody, obřady</text:span></text:span><text:span text:style-name="Strong_20_Emphasis"><text:span text:style-name="T34">.</text:span></text:span></text:p>
      <text:p text:style-name="P26"><text:soft-page-break/><text:span text:style-name="Strong_20_Emphasis"><text:span text:style-name="T16">Společnost</text:span></text:span><text:span text:style-name="Strong_20_Emphasis"><text:span text:style-name="T17">:<text:line-break/></text:span></text:span><text:span text:style-name="Strong_20_Emphasis"><text:span text:style-name="T101">Zemi vládne sluneční bohyně Sárí vtělená do lidské vládkyně. </text:span></text:span><text:span text:style-name="Strong_20_Emphasis"><text:span text:style-name="T102">V jejím jménu ji spravují kněží a brání armáda. Jen málo svobodných, většinou obchodníci a řemeslníci.</text:span></text:span><text:span text:style-name="Strong_20_Emphasis"><text:span text:style-name="T75"> </text:span></text:span><text:span text:style-name="Strong_20_Emphasis"><text:span text:style-name="T101">Doživotní o</text:span></text:span><text:span text:style-name="Strong_20_Emphasis"><text:span text:style-name="T103">troctví.</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103">Vládkyně je vždy lidská žena, ve všem ostatním je postavení ras rovnocenné</text:span></text:span><text:span text:style-name="Strong_20_Emphasis"><text:span text:style-name="T90">.</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104">Kemet</text:span></text:span><text:span text:style-name="Strong_20_Emphasis"><text:span text:style-name="T69">ština</text:span></text:span></text:p>
      <text:p text:style-name="P26"><text:span text:style-name="Strong_20_Emphasis"><text:span text:style-name="T21">Hodnoty:<text:line-break/></text:span></text:span><text:span text:style-name="Strong_20_Emphasis"><text:span text:style-name="T105">Věrná služba božské vládkyni, </text:span></text:span><text:span text:style-name="Strong_20_Emphasis"><text:span text:style-name="T106">po smrti</text:span></text:span><text:span text:style-name="Strong_20_Emphasis"><text:span text:style-name="T105"> věčná blaženost </text:span></text:span><text:span text:style-name="Strong_20_Emphasis"><text:span text:style-name="T106">v jejím náručí</text:span></text:span><text:span text:style-name="Strong_20_Emphasis"><text:span text:style-name="T93">.</text:span></text:span></text:p>
      <text:p text:style-name="P26"><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105">Neposlušnost, </text:span></text:span><text:span text:style-name="Strong_20_Emphasis"><text:span text:style-name="T103">krádež majetku chrámů</text:span></text:span><text:span text:style-name="Strong_20_Emphasis"><text:span text:style-name="T33">.</text:span></text:span></text:p>
      <text:p text:style-name="P18"><text:span text:style-name="Strong_20_Emphasis"><text:span text:style-name="T213">Kemeťané jsou národem pěstitelů,</text:span></text:span><text:span text:style-name="Strong_20_Emphasis"><text:span text:style-name="T214"> z</text:span></text:span><text:span text:style-name="Strong_20_Emphasis"><text:span text:style-name="T215">emě kolem tří Kemetských v</text:span></text:span><text:span text:style-name="Strong_20_Emphasis"><text:span text:style-name="T216">e</text:span></text:span><text:span text:style-name="Strong_20_Emphasis"><text:span text:style-name="T215">letoků je </text:span></text:span><text:span text:style-name="Strong_20_Emphasis"><text:span text:style-name="T217">totiž</text:span></text:span><text:span text:style-name="Strong_20_Emphasis"><text:span text:style-name="T215"> díky pravidelným záplavám ne</text:span></text:span><text:span text:style-name="Strong_20_Emphasis"><text:span text:style-name="T218">smír</text:span></text:span><text:span text:style-name="Strong_20_Emphasis"><text:span text:style-name="T215">ně úrodná </text:span></text:span><text:span text:style-name="Strong_20_Emphasis"><text:span text:style-name="T219">a</text:span></text:span><text:span text:style-name="Strong_20_Emphasis"><text:span text:style-name="T220"> snadný přístup k moři přímo vybízí k obchodu. </text:span></text:span><text:span text:style-name="Strong_20_Emphasis"><text:span text:style-name="T221">V Kemetu ovšem </text:span></text:span><text:span text:style-name="Strong_20_Emphasis"><text:span text:style-name="T222">není</text:span></text:span><text:span text:style-name="Strong_20_Emphasis"><text:span text:style-name="T221"> dostatek dřeva na stavbu námořních lodí, takže po řekách náklad dopravují rákosové čluny a v přístavech jej přeloží na Icénské obchodní lodě, které jej rozváží po celém známém světě.</text:span></text:span><text:span text:style-name="Strong_20_Emphasis"><text:span text:style-name="T223"> </text:span></text:span><text:span text:style-name="Strong_20_Emphasis"><text:span text:style-name="T224">Kemet není součástí Dórské říše, </text:span></text:span><text:span text:style-name="Strong_20_Emphasis"><text:span text:style-name="T225">protože</text:span></text:span><text:span text:style-name="Strong_20_Emphasis"><text:span text:style-name="T224"> </text:span></text:span><text:span text:style-name="Strong_20_Emphasis"><text:span text:style-name="T226">se </text:span></text:span><text:span text:style-name="Strong_20_Emphasis"><text:span text:style-name="T227">v době tažen</text:span></text:span><text:span text:style-name="Strong_20_Emphasis"><text:span text:style-name="T228">í</text:span></text:span><text:span text:style-name="Strong_20_Emphasis"><text:span text:style-name="T227"> Filipa velikého</text:span></text:span><text:span text:style-name="Strong_20_Emphasis"><text:span text:style-name="T224"> vykoupil </text:span></text:span><text:span text:style-name="Strong_20_Emphasis"><text:span text:style-name="T229">závazkem</text:span></text:span><text:span text:style-name="Strong_20_Emphasis"><text:span text:style-name="T224"> celou </text:span></text:span><text:span text:style-name="Strong_20_Emphasis"><text:span text:style-name="T227">jeho</text:span></text:span><text:span text:style-name="Strong_20_Emphasis"><text:span text:style-name="T224"> armádu po dvacet let zásobovat.<text:line-break/><text:tab/></text:span></text:span><text:span text:style-name="Strong_20_Emphasis"><text:span text:style-name="T230">V</text:span></text:span><text:span text:style-name="Strong_20_Emphasis"><text:span text:style-name="T231">ládkyně </text:span></text:span><text:span text:style-name="Strong_20_Emphasis"><text:span text:style-name="T230">Kemetu</text:span></text:span><text:span text:style-name="Strong_20_Emphasis"><text:span text:style-name="T231"> je </text:span></text:span><text:span text:style-name="Strong_20_Emphasis"><text:span text:style-name="T232">vtělením </text:span></text:span><text:span text:style-name="Strong_20_Emphasis"><text:span text:style-name="T233">sluneční</text:span></text:span><text:span text:style-name="Strong_20_Emphasis"><text:span text:style-name="T231"> bohyně Sárí</text:span></text:span><text:span text:style-name="Strong_20_Emphasis"><text:span text:style-name="T234">.</text:span></text:span><text:span text:style-name="Strong_20_Emphasis"><text:span text:style-name="T235"> </text:span></text:span><text:span text:style-name="Strong_20_Emphasis"><text:span text:style-name="T236">Když chtějí Kemeťané </text:span></text:span><text:span text:style-name="Strong_20_Emphasis"><text:span text:style-name="T237">sdělit</text:span></text:span><text:span text:style-name="Strong_20_Emphasis"><text:span text:style-name="T236">, kd</text:span></text:span><text:span text:style-name="Strong_20_Emphasis"><text:span text:style-name="T238">y</text:span></text:span><text:span text:style-name="Strong_20_Emphasis"><text:span text:style-name="T236"> se </text:span></text:span><text:span text:style-name="Strong_20_Emphasis"><text:span text:style-name="T239">ně</text:span></text:span><text:span text:style-name="Strong_20_Emphasis"><text:span text:style-name="T240">co</text:span></text:span><text:span text:style-name="Strong_20_Emphasis"><text:span text:style-name="T236"> udál</text:span></text:span><text:span text:style-name="Strong_20_Emphasis"><text:span text:style-name="T240">o</text:span></text:span><text:span text:style-name="Strong_20_Emphasis"><text:span text:style-name="T236">, tak </text:span></text:span><text:span text:style-name="Strong_20_Emphasis"><text:span text:style-name="T237">řeknou třeba: „Ve třetím roce třicáté páté inkarnace“</text:span></text:span><text:span text:style-name="Strong_20_Emphasis"><text:span text:style-name="T236">. </text:span></text:span><text:span text:style-name="Strong_20_Emphasis"><text:span text:style-name="T241">Jí</text:span></text:span><text:span text:style-name="Strong_20_Emphasis"><text:span text:style-name="T242"> patří veškerá půda a j</text:span></text:span><text:span text:style-name="Strong_20_Emphasis"><text:span text:style-name="T232">ejí</text:span></text:span><text:span text:style-name="Strong_20_Emphasis"><text:span text:style-name="T230"> kněží</text:span></text:span><text:span text:style-name="Strong_20_Emphasis"><text:span text:style-name="T235"> řídí celou z</text:span></text:span><text:span text:style-name="Strong_20_Emphasis"><text:span text:style-name="T243">e</text:span></text:span><text:span text:style-name="Strong_20_Emphasis"><text:span text:style-name="T235">mi. </text:span></text:span><text:span text:style-name="Strong_20_Emphasis"><text:span text:style-name="T244">Kemeťané věří,</text:span></text:span><text:span text:style-name="Strong_20_Emphasis"><text:span text:style-name="T245"> že </text:span></text:span><text:span text:style-name="Strong_20_Emphasis"><text:span text:style-name="T246">až umřou, tak je</text:span></text:span><text:span text:style-name="Strong_20_Emphasis"><text:span text:style-name="T245"> za věrnou službu přijme do své vřel</text:span></text:span><text:span text:style-name="Strong_20_Emphasis"><text:span text:style-name="T247">é</text:span></text:span><text:span text:style-name="Strong_20_Emphasis"><text:span text:style-name="T245"> náruče a do</text:span></text:span><text:span text:style-name="Strong_20_Emphasis"><text:span text:style-name="T248">jdou</text:span></text:span><text:span text:style-name="Strong_20_Emphasis"><text:span text:style-name="T245"> tak věčné blaženosti.</text:span></text:span><text:span text:style-name="Strong_20_Emphasis"><text:span text:style-name="T235"> </text:span></text:span><text:span text:style-name="Strong_20_Emphasis"><text:span text:style-name="T249">Jedinou možností, jak </text:span></text:span><text:span text:style-name="Strong_20_Emphasis"><text:span text:style-name="T250">dosáhnout vysokého</text:span></text:span><text:span text:style-name="Strong_20_Emphasis"><text:span text:style-name="T249"> postavení mimo kněžskou hierarchii, je </text:span></text:span><text:span text:style-name="Strong_20_Emphasis"><text:span text:style-name="T251">získat hodnost</text:span></text:span><text:span text:style-name="Strong_20_Emphasis"><text:span text:style-name="T249"> ve vojsku. </text:span></text:span><text:span text:style-name="Strong_20_Emphasis"><text:span text:style-name="T252">S</text:span></text:span><text:span text:style-name="Strong_20_Emphasis"><text:span text:style-name="T253">vobodní jsou jen obchodníci a řemeslníci, </text:span></text:span><text:span text:style-name="Strong_20_Emphasis"><text:span text:style-name="T254">musí však dodržovat všechna nařízení chrámů a odvádí vysoké daně.</text:span></text:span><text:span text:style-name="Strong_20_Emphasis"><text:span text:style-name="T249"><text:line-break/><text:tab/></text:span></text:span><text:span text:style-name="Strong_20_Emphasis"><text:span text:style-name="T255">C</text:span></text:span><text:span text:style-name="Strong_20_Emphasis"><text:span text:style-name="T256">hrámy </text:span></text:span><text:span text:style-name="Strong_20_Emphasis"><text:span text:style-name="T255">bohyně Sárí</text:span></text:span><text:span text:style-name="Strong_20_Emphasis"><text:span text:style-name="T256"> bývají vytesané přímo do skály a slouží </text:span></text:span><text:span text:style-name="Strong_20_Emphasis"><text:span text:style-name="T257">také</text:span></text:span><text:span text:style-name="Strong_20_Emphasis"><text:span text:style-name="T256"> jako sýpky, pokladnice </text:span></text:span><text:span text:style-name="Strong_20_Emphasis"><text:span text:style-name="T258">a správní budovy</text:span></text:span><text:span text:style-name="Strong_20_Emphasis"><text:span text:style-name="T256">. </text:span></text:span><text:span text:style-name="Strong_20_Emphasis"><text:span text:style-name="T259">Kdykoliv to je možné, tak jsou do skály vytesaná i celá města, nebo alespoň jednotliv</text:span></text:span><text:span text:style-name="Strong_20_Emphasis"><text:span text:style-name="T260">á obydlí</text:span></text:span><text:span text:style-name="Strong_20_Emphasis"><text:span text:style-name="T261">. </text:span></text:span><text:span text:style-name="Strong_20_Emphasis"><text:span text:style-name="T262">Na volné ploše staví Kemeťané jen velmi neradi – ta je totiž obvykle pokrytá buď pouští, kde není voda, nebo úrodnou půdou, kterou si </text:span></text:span><text:soft-page-break/><text:span text:style-name="Strong_20_Emphasis"><text:span text:style-name="T262">rozhodně nechtějí zastavět.</text:span></text:span><text:span text:style-name="Strong_20_Emphasis"><text:span text:style-name="T261"> </text:span></text:span><text:span text:style-name="Strong_20_Emphasis"><text:span text:style-name="T263">Na severu, v deltě tří Kemetských veletoků, nejsou města žádná. Půda je </text:span></text:span><text:span text:style-name="Strong_20_Emphasis"><text:span text:style-name="T264">tam</text:span></text:span><text:span text:style-name="Strong_20_Emphasis"><text:span text:style-name="T263"> příliš měkká a </text:span></text:span><text:span text:style-name="Strong_20_Emphasis"><text:span text:style-name="T265">roz</text:span></text:span><text:span text:style-name="Strong_20_Emphasis"><text:span text:style-name="T266">brázdě</text:span></text:span><text:span text:style-name="Strong_20_Emphasis"><text:span text:style-name="T265">n</text:span></text:span><text:span text:style-name="Strong_20_Emphasis"><text:span text:style-name="T266">á</text:span></text:span><text:span text:style-name="Strong_20_Emphasis"><text:span text:style-name="T265"> nesčetnými kanály. </text:span></text:span><text:span text:style-name="Strong_20_Emphasis"><text:span text:style-name="T267">Lidé zde žijí v chýších ze dřeva a rákosu pokrytých všudypřítomným bahnem a vymazaných dovezeným asfaltem.</text:span></text:span></text:p>
      <text:h text:style-name="P12" text:outline-level="2"><text:bookmark-start text:name="__RefHeading___Toc11621_3822276627"/><text:span text:style-name="Strong_20_Emphasis">Tajemná Gahunda</text:span><text:bookmark-end text:name="__RefHeading___Toc11621_3822276627"/></text:h>
      <text:p text:style-name="P21"><text:span text:style-name="Strong_20_Emphasis"><text:span text:style-name="T269">Krajin</text:span></text:span><text:span text:style-name="Strong_20_Emphasis"><text:span text:style-name="T302">ou</text:span></text:span><text:span text:style-name="Strong_20_Emphasis"><text:span text:style-name="T269"> </text:span></text:span><text:span text:style-name="Strong_20_Emphasis"><text:span text:style-name="T268">se rozléhá tajemná řeč bubnů</text:span></text:span><text:span text:style-name="Strong_20_Emphasis"><text:span text:style-name="T269">. </text:span></text:span><text:span text:style-name="Strong_20_Emphasis"><text:span text:style-name="T270">Při východu a západu slunce</text:span></text:span><text:span text:style-name="Strong_20_Emphasis"><text:span text:style-name="T271"> se celá </text:span></text:span><text:span text:style-name="Strong_20_Emphasis"><text:span text:style-name="T302">džungle</text:span></text:span><text:span text:style-name="Strong_20_Emphasis"><text:span text:style-name="T271"> rozezní v jed</text:span></text:span><text:span text:style-name="Strong_20_Emphasis"><text:span text:style-name="T272">notném</text:span></text:span><text:span text:style-name="Strong_20_Emphasis"><text:span text:style-name="T271"> rytmu a </text:span></text:span><text:span text:style-name="Strong_20_Emphasis"><text:span text:style-name="T273">předává</text:span></text:span><text:span text:style-name="Strong_20_Emphasis"><text:span text:style-name="T271"> </text:span></text:span><text:span text:style-name="Strong_20_Emphasis"><text:span text:style-name="T272">tak</text:span></text:span><text:span text:style-name="Strong_20_Emphasis"><text:span text:style-name="T271"> zprávu do světa duchů, </text:span></text:span><text:span text:style-name="Strong_20_Emphasis"><text:span text:style-name="T274">kde sídlí Anansi, </text:span></text:span><text:span text:style-name="Strong_20_Emphasis"><text:span text:style-name="T275">strážce</text:span></text:span><text:span text:style-name="Strong_20_Emphasis"><text:span text:style-name="T274"> tajného vědění a moudrosti předků</text:span></text:span><text:span text:style-name="Strong_20_Emphasis"><text:span text:style-name="T271">.</text:span></text:span></text:p>
      <text:p text:style-name="P26"><text:span text:style-name="Strong_20_Emphasis"><text:span text:style-name="T12">Terén:<text:line-break/></text:span></text:span><text:span text:style-name="Strong_20_Emphasis"><text:span text:style-name="T107">Neprostupná džungle, směrem na jih vysoké hory, </text:span></text:span><text:span text:style-name="Strong_20_Emphasis"><text:span text:style-name="T108">prudké řeky a vodopády</text:span></text:span><text:span text:style-name="Strong_20_Emphasis"><text:span text:style-name="T107">.</text:span></text:span></text:p>
      <text:p text:style-name="P26"><text:span text:style-name="Strong_20_Emphasis"><text:span text:style-name="T12">Architektura:<text:line-break/></text:span></text:span><text:span text:style-name="Strong_20_Emphasis"><text:span text:style-name="T109">Ch</text:span></text:span><text:span text:style-name="Strong_20_Emphasis"><text:span text:style-name="T110">rá</text:span></text:span><text:span text:style-name="Strong_20_Emphasis"><text:span text:style-name="T111">my </text:span></text:span><text:span text:style-name="Strong_20_Emphasis"><text:span text:style-name="T112">a města</text:span></text:span><text:span text:style-name="Strong_20_Emphasis"><text:span text:style-name="T111"> </text:span></text:span><text:span text:style-name="Strong_20_Emphasis"><text:span text:style-name="T110">z velkých bl</text:span></text:span><text:span text:style-name="Strong_20_Emphasis"><text:span text:style-name="T111">oků kamene, </text:span></text:span><text:span text:style-name="Strong_20_Emphasis"><text:span text:style-name="T109">dřevěné chýše</text:span></text:span><text:span text:style-name="Strong_20_Emphasis"><text:span text:style-name="T86">.</text:span></text:span></text:p>
      <text:p text:style-name="P26"><text:span text:style-name="Strong_20_Emphasis"><text:span text:style-name="T13">Božstvo</text:span></text:span><text:span text:style-name="Strong_20_Emphasis"><text:span text:style-name="T14">:<text:line-break/></text:span></text:span><text:span text:style-name="Strong_20_Emphasis"><text:span text:style-name="T113">Anansi, vládce světa duchů, strážce tajného vědění a moudrosti předků</text:span></text:span><text:span text:style-name="Strong_20_Emphasis"><text:span text:style-name="T43">.</text:span></text:span></text:p>
      <text:p text:style-name="P26"><text:span text:style-name="Strong_20_Emphasis"><text:span text:style-name="T15">Role </text:span></text:span><text:span text:style-name="Strong_20_Emphasis"><text:span text:style-name="T24">šamanů</text:span></text:span><text:span text:style-name="Strong_20_Emphasis"><text:span text:style-name="T15">:<text:line-break/></text:span></text:span><text:span text:style-name="Strong_20_Emphasis"><text:span text:style-name="T114">Předávání zpráv, léčení, komunikace se světem duchů, obřady</text:span></text:span><text:span text:style-name="Strong_20_Emphasis"><text:span text:style-name="T34">.</text:span></text:span></text:p>
      <text:p text:style-name="P26"><text:span text:style-name="Strong_20_Emphasis"><text:span text:style-name="T16">Společnost</text:span></text:span><text:span text:style-name="Strong_20_Emphasis"><text:span text:style-name="T17">:<text:line-break/></text:span></text:span><text:span text:style-name="Strong_20_Emphasis"><text:span text:style-name="T90">K</text:span></text:span><text:span text:style-name="Strong_20_Emphasis"><text:span text:style-name="T115">men</text:span></text:span><text:span text:style-name="Strong_20_Emphasis"><text:span text:style-name="T116">ové uspořádání</text:span></text:span><text:span text:style-name="Strong_20_Emphasis"><text:span text:style-name="T75">.</text:span></text:span></text:p>
      <text:p text:style-name="P26"><text:span text:style-name="Strong_20_Emphasis"><text:span text:style-name="T18">Ras</text:span></text:span><text:span text:style-name="Strong_20_Emphasis"><text:span text:style-name="T19">y</text:span></text:span><text:span text:style-name="Strong_20_Emphasis"><text:span text:style-name="T18">:</text:span></text:span><text:span text:style-name="Strong_20_Emphasis"><text:span text:style-name="T36"><text:line-break/></text:span></text:span><text:span text:style-name="Strong_20_Emphasis"><text:span text:style-name="T116">Kmeny jsou složené z různých ras</text:span></text:span><text:span text:style-name="Strong_20_Emphasis"><text:span text:style-name="T90">. </text:span></text:span><text:span text:style-name="Strong_20_Emphasis"><text:span text:style-name="T117">Elfů je víc než lidí</text:span></text:span><text:span text:style-name="Strong_20_Emphasis"><text:span text:style-name="T116">.</text:span></text:span></text:p>
      <text:p text:style-name="P26"><text:span text:style-name="Strong_20_Emphasis"><text:span text:style-name="T17">Jazy</text:span></text:span><text:span text:style-name="Strong_20_Emphasis"><text:span text:style-name="T20">k</text:span></text:span><text:span text:style-name="Strong_20_Emphasis"><text:span text:style-name="T17">:<text:line-break/></text:span></text:span><text:span text:style-name="Strong_20_Emphasis"><text:span text:style-name="T109">Jižanština</text:span></text:span></text:p>
      <text:p text:style-name="P26"><text:span text:style-name="Strong_20_Emphasis"><text:span text:style-name="T21">Hodnoty:<text:line-break/></text:span></text:span><text:span text:style-name="Strong_20_Emphasis"><text:span text:style-name="T118">Úcta k předkům a ke starším, </text:span></text:span><text:span text:style-name="Strong_20_Emphasis"><text:span text:style-name="T119">tradice, odvaha</text:span></text:span><text:span text:style-name="Strong_20_Emphasis"><text:span text:style-name="T93">.</text:span></text:span></text:p>
      <text:p text:style-name="P26"><text:span text:style-name="Strong_20_Emphasis"><text:span text:style-name="T22">N</text:span></text:span><text:span text:style-name="Strong_20_Emphasis"><text:span text:style-name="T23">eřesti:</text:span></text:span><text:span text:style-name="Strong_20_Emphasis"><text:span text:style-name="T171"><text:line-break/></text:span></text:span><text:span text:style-name="Strong_20_Emphasis"><text:span text:style-name="T276">N</text:span></text:span><text:span text:style-name="Strong_20_Emphasis"><text:span text:style-name="T120">eúcta k předkům </text:span></text:span><text:span text:style-name="Strong_20_Emphasis"><text:span text:style-name="T121">nebo</text:span></text:span><text:span text:style-name="Strong_20_Emphasis"><text:span text:style-name="T120"> ke starším</text:span></text:span><text:span text:style-name="Strong_20_Emphasis"><text:span text:style-name="T33">.</text:span></text:span></text:p>
      <text:p text:style-name="P18"><text:soft-page-break/><text:span text:style-name="Strong_20_Emphasis"><text:span text:style-name="T277">Gahunďané jsou národem lovců a sběračů, džungle jim dává vše, co potřebují</text:span></text:span><text:span text:style-name="Strong_20_Emphasis"><text:span text:style-name="T278">, zvířata chovají jen na mléko a suroviny a pěstují jen koření a byliny s tajemnou a léčivou mocí. </text:span></text:span><text:span text:style-name="Strong_20_Emphasis"><text:span text:style-name="T279">Je mezi nimi nezvykle velký počet elfů a všechny rasy mají stejná práva a rovnou možnost stát se šamanem či kmenovým náčelníkem. Všichni mají ebenově černou pleť, elfy, trpaslíky a kudůky nevyjímaje.</text:span></text:span><text:span text:style-name="Strong_20_Emphasis"><text:span text:style-name="T278"><text:line-break/><text:tab/></text:span></text:span><text:span text:style-name="Strong_20_Emphasis"><text:span text:style-name="T280">Gahunďané věří, že jejich svět je pevně propojen se světem duchů, a že události v jednom ovlivní ten druhý. Úkolem šamanů je zajistit, aby tyto světy byly v harmonii, </text:span></text:span><text:span text:style-name="Strong_20_Emphasis"><text:span text:style-name="T281">a předávat tradice </text:span></text:span><text:span text:style-name="Strong_20_Emphasis"><text:span text:style-name="T282">a</text:span></text:span><text:span text:style-name="Strong_20_Emphasis"><text:span text:style-name="T281"> znalosti mlad</text:span></text:span><text:span text:style-name="Strong_20_Emphasis"><text:span text:style-name="T283">ým</text:span></text:span><text:span text:style-name="Strong_20_Emphasis"><text:span text:style-name="T281"> generacím</text:span></text:span><text:span text:style-name="Strong_20_Emphasis"><text:span text:style-name="T280">. Vykládají </text:span></text:span><text:span text:style-name="Strong_20_Emphasis"><text:span text:style-name="T284">také</text:span></text:span><text:span text:style-name="Strong_20_Emphasis"><text:span text:style-name="T280"> vůli Anansiho, nejmocnějšího z duchů a strážce tajného vědění, a tajnou řečí bubnů mu přednášejí žádosti kmene provázené obětinami</text:span></text:span><text:span text:style-name="Strong_20_Emphasis"><text:span text:style-name="T285">. </text:span></text:span><text:span text:style-name="Strong_20_Emphasis"><text:span text:style-name="T286">Jsou to </text:span></text:span><text:span text:style-name="Strong_20_Emphasis"><text:span text:style-name="T287">velmi dobří</text:span></text:span><text:span text:style-name="Strong_20_Emphasis"><text:span text:style-name="T286"> léčitelé a chrání </text:span></text:span><text:span text:style-name="Strong_20_Emphasis"><text:span text:style-name="T288">svůj</text:span></text:span><text:span text:style-name="Strong_20_Emphasis"><text:span text:style-name="T286"> lid před řáděním zlých duchů, kterých je džungle plná.<text:line-break/><text:tab/></text:span></text:span><text:span text:style-name="Strong_20_Emphasis"><text:span text:style-name="T289">Gahundských obřadů se účastní vždy celý kmen. Šamani všechny pomalují posvátnými symboly a za zvuku bubnů pak vedu tanec provázaný zpěvem, </text:span></text:span><text:span text:style-name="Strong_20_Emphasis"><text:span text:style-name="T290">který se s jejich pomocí donese až k uším duchů.<text:line-break/><text:tab/></text:span></text:span><text:span text:style-name="Strong_20_Emphasis"><text:span text:style-name="T291">Gahunďané málokdy válčí. Boj je pro ně obřadní, rituální záležitost, při které se soupeří v urážkách a zesměšnění protivníka a o výsledku rozhodují duchové. Existuje ale zvláštní obřad, kterým šamani mohou na protivníky vyhlásit lov – a s lovnou zvěří pak není žádné slitování.</text:span></text:span></text:p>
      <text:h text:style-name="P12" text:outline-level="2"><text:bookmark-start text:name="__RefHeading___Toc11623_3822276627"/><text:span text:style-name="Strong_20_Emphasis">Divočina</text:span><text:bookmark-end text:name="__RefHeading___Toc11623_3822276627"/></text:h>
      <text:p text:style-name="Text_20_Body_20_Full_20_Page"><text:span text:style-name="Strong_20_Emphasis"><text:span text:style-name="T316">Osamělý bojovník s kamenným nožem vstupuje do t</text:span></text:span><text:span text:style-name="Strong_20_Emphasis"><text:span text:style-name="T322">emné</text:span></text:span><text:span text:style-name="Strong_20_Emphasis"><text:span text:style-name="T316"> jeskyně. Medvědí pach dráždí jeho ostr</text:span></text:span><text:span text:style-name="Strong_20_Emphasis"><text:span text:style-name="T318">ý č</text:span></text:span><text:span text:style-name="Strong_20_Emphasis"><text:span text:style-name="T320">i</text:span></text:span><text:span text:style-name="Strong_20_Emphasis"><text:span text:style-name="T318">ch</text:span></text:span><text:span text:style-name="Strong_20_Emphasis"><text:span text:style-name="T316">, v žilách se mu bouří krev. </text:span></text:span><text:span text:style-name="Strong_20_Emphasis"><text:span text:style-name="T319">Z lovce se dnes stala lovná zvěř. </text:span></text:span><text:span text:style-name="Strong_20_Emphasis"><text:span text:style-name="T321">Kmen bude hodovat.</text:span></text:span></text:p>
      <text:p text:style-name="P18"><text:span text:style-name="Strong_20_Emphasis"><text:span text:style-name="T125">Na západě se </text:span></text:span><text:span text:style-name="Strong_20_Emphasis"><text:span text:style-name="T126">za mořem</text:span></text:span><text:span text:style-name="Strong_20_Emphasis"><text:span text:style-name="T125"> rozkládá </text:span></text:span><text:span text:style-name="Strong_20_Emphasis"><text:span text:style-name="T127">zapomenutá země pokrytá</text:span></text:span><text:span text:style-name="Strong_20_Emphasis"><text:span text:style-name="T125"> neprostupn</text:span></text:span><text:span text:style-name="Strong_20_Emphasis"><text:span text:style-name="T127">ou</text:span></text:span><text:span text:style-name="Strong_20_Emphasis"><text:span text:style-name="T125"> Divočin</text:span></text:span><text:span text:style-name="Strong_20_Emphasis"><text:span text:style-name="T127">ou</text:span></text:span><text:span text:style-name="Strong_20_Emphasis"><text:span text:style-name="T125">. </text:span></text:span><text:span text:style-name="Strong_20_Emphasis"><text:span text:style-name="T128">Není tam žádná civilizace, jen </text:span></text:span><text:span text:style-name="Strong_20_Emphasis"><text:span text:style-name="T127">bojovné</text:span></text:span><text:span text:style-name="Strong_20_Emphasis"><text:span text:style-name="T128"> kmeny goblinů a orků. </text:span></text:span><text:span text:style-name="Strong_20_Emphasis"><text:span text:style-name="T127">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129">a opatřit stálou vojenskou</text:span></text:span><text:span text:style-name="Strong_20_Emphasis"><text:span text:style-name="T127"> posádk</text:span></text:span><text:span text:style-name="Strong_20_Emphasis"><text:span text:style-name="T129">ou</text:span></text:span><text:span text:style-name="Strong_20_Emphasis"><text:span text:style-name="T127"> připraven</text:span></text:span><text:span text:style-name="Strong_20_Emphasis"><text:span text:style-name="T129">ou</text:span></text:span><text:span text:style-name="Strong_20_Emphasis"><text:span text:style-name="T127"> </text:span></text:span><text:soft-page-break/><text:span text:style-name="Strong_20_Emphasis"><text:span text:style-name="T127">odvrátit </text:span></text:span><text:span text:style-name="Strong_20_Emphasis"><text:span text:style-name="T129">případný</text:span></text:span><text:span text:style-name="Strong_20_Emphasis"><text:span text:style-name="T127"> nenadálý útok. </text:span></text:span><text:span text:style-name="Strong_20_Emphasis"><text:span text:style-name="T130">Tato původně svobodná města hned na počátku své vlády Filip Veliký připojil k Dórskému království </text:span></text:span><text:span text:style-name="Strong_20_Emphasis"><text:span text:style-name="T131">výměnou za zvláštní výsady</text:span></text:span><text:span text:style-name="Strong_20_Emphasis"><text:span text:style-name="T130">. </text:span></text:span><text:span text:style-name="Strong_20_Emphasis"><text:span text:style-name="T132">Jejich hradby od té doby stráží Dórské falangy a zajišťují také pořádek a poslušnost Dórské říš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shadow="none"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fo:font-weight="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7T16:54:24.470000000</dc:date>
    <meta:print-date>2113-01-01T00:00:00</meta:print-date>
    <meta:editing-cycles>11009</meta:editing-cycles>
    <meta:editing-duration>P33DT4H56M43S</meta:editing-duration>
    <meta:generator>LibreOffice/5.3.2.2$Windows_X86_64 LibreOffice_project/6cd4f1ef626f15116896b1d8e1398b56da0d0ee1</meta:generator>
    <meta:document-statistic meta:table-count="0" meta:image-count="0" meta:object-count="0" meta:page-count="17" meta:paragraph-count="117" meta:word-count="3059" meta:character-count="19992" meta:non-whitespace-character-count="17031"/>
  </office:meta>
</office:document-meta>
</file>